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8BFD8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background-color="#D8BFD8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ADD8E6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87CEFA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ourier New" style:font-name-asian="Courier New" style:font-name-complex="Courier New" fo:font-size="8pt" style:font-size-asian="8pt" style:font-size-complex="8pt" style:font-family-generic="modern"/>
    </style:style>
    <style:style style:name="ce8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background-color="#87CEFA" style:repeat-content="false"/>
      <style:paragraph-properties fo:text-align="center"/>
      <style:text-properties style:font-name="Courier New1" style:font-name-asian="Courier New1" style:font-name-complex="Courier New1"/>
    </style:style>
    <style:style style:name="ce10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87CEFA" style:repeat-content="false"/>
      <style:paragraph-properties fo:text-align="center"/>
      <style:text-properties style:font-name="Courier New1" style:font-name-asian="Courier New1" style:font-name-complex="Courier New1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background-color="#ADD8E6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#ADD8E6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background-color="#87CEFA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background-color="#87CEFA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ADD8E6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1" style:family="table-cell" style:parent-style-name="Default" style:data-style-name="N0">
      <style:table-cell-properties fo:border="thin solid #2A6099" style:vertical-align="middle" fo:background-color="#ADD8E6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2" style:family="table-cell" style:parent-style-name="Default" style:data-style-name="N0">
      <style:table-cell-properties fo:border="thin solid #000000" style:vertical-align="middle" fo:background-color="#87CEFA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ourier New" style:font-name-asian="Courier New" style:font-name-complex="Courier New" fo:font-size="8pt" style:font-size-asian="8pt" style:font-size-complex="8pt" style:font-family-generic="modern"/>
    </style:style>
    <style:style style:name="ce24" style:family="table-cell" style:parent-style-name="Default" style:data-style-name="N0">
      <style:text-properties style:font-name="Courier New1" style:font-name-asian="Courier New1" style:font-name-complex="Courier New1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ourier New1" style:font-name-asian="Courier New1" style:font-name-complex="Courier New1"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87CEFA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#ADD8E6" style:repeat-content="false"/>
      <style:paragraph-properties fo:text-align="center"/>
      <style:text-properties fo:color="#FFFF00" style:font-name="Courier New1" style:font-name-asian="Courier New1" style:font-name-complex="Courier New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ourier New1" style:font-name-asian="Courier New1" style:font-name-complex="Courier New1" fo:font-size="8pt" style:font-size-asian="8pt" style:font-size-complex="8pt"/>
    </style:style>
    <style:style style:name="ce30" style:family="table-cell" style:parent-style-name="Default" style:data-style-name="N0">
      <style:table-cell-properties fo:border="thin solid #000000" style:vertical-align="middle" fo:background-color="#ADD8E6" style:repeat-content="false"/>
      <style:paragraph-properties fo:text-align="center"/>
      <style:text-properties style:font-name="Courier New" style:font-name-asian="Courier New" style:font-name-complex="Courier New" fo:font-size="8pt" style:font-size-asian="8pt" style:font-size-complex="8pt" style:font-family-generic="modern"/>
    </style:style>
    <style:style style:name="ce31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ADD8E6" style:repeat-content="false"/>
      <style:paragraph-properties fo:text-align="center"/>
      <style:text-properties style:font-name="Courier New1" style:font-name-asian="Courier New1" style:font-name-complex="Courier New1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87CEFA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87CEFA" style:repeat-content="false"/>
      <style:paragraph-properties fo:text-align="center"/>
      <style:text-properties style:font-name="Courier New" style:font-name-asian="Courier New" style:font-name-complex="Courier New" fo:font-size="8pt" style:font-size-asian="8pt" style:font-size-complex="8pt" style:font-family-generic="modern"/>
    </style:style>
    <style:style style:name="ce3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A9A9A9" style:font-name="Courier New1" style:font-name-asian="Courier New1" style:font-name-complex="Courier New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ourier New1" style:font-name-asian="Courier New1" style:font-name-complex="Courier New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F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8.891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7.88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23.8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13.25pt" style:use-optimal-row-height="false" fo:break-before="auto"/>
    </style:style>
    <style:style style:name="ro5" style:family="table-row">
      <style:table-row-properties style:row-height="21.6pt" style:use-optimal-row-height="false" fo:break-before="auto"/>
    </style:style>
    <style:style style:name="ro6" style:family="table-row">
      <style:table-row-properties style:row-height="67.5pt" style:use-optimal-row-height="false" fo:break-before="auto"/>
    </style:style>
    <style:style style:name="ro7" style:family="table-row">
      <style:table-row-properties style:row-height="78.4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50.65pt" style:use-optimal-row-height="false" fo:break-before="auto"/>
    </style:style>
    <style:style style:name="ro10" style:family="table-row">
      <style:table-row-properties style:row-height="41.85pt" style:use-optimal-row-height="false" fo:break-before="auto"/>
    </style:style>
    <style:style style:name="ro11" style:family="table-row">
      <style:table-row-properties style:row-height="111pt" style:use-optimal-row-height="false" fo:break-before="auto"/>
    </style:style>
    <style:style style:name="ro12" style:family="table-row">
      <style:table-row-properties style:row-height="68.25pt" style:use-optimal-row-height="false" fo:break-before="auto"/>
    </style:style>
    <style:style style:name="ro13" style:family="table-row">
      <style:table-row-properties style:row-height="96.75pt" style:use-optimal-row-height="false" fo:break-before="auto"/>
    </style:style>
    <style:style style:name="ro1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ome da tabela</text:p>
          </table:table-cell>
          <table:table-cell office:value-type="string" table:style-name="ce2">
            <text:p>Nome Lógico</text:p>
          </table:table-cell>
          <table:table-cell office:value-type="string" table:style-name="ce3">
            <text:p>REFERÊNCIA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FISICA</text:p>
          </table:table-cell>
          <table:table-cell office:value-type="string" table:style-name="ce5">
            <text:p>INFORMAÇÕES DA PESSOA FÍSICA</text:p>
          </table:table-cell>
          <table:table-cell office:value-type="string" table:style-name="ce6">
            <text:p>PEMAFIS1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JURIDICA</text:p>
          </table:table-cell>
          <table:table-cell office:value-type="string" table:style-name="ce5">
            <text:p>INFORMAÇÕES DA PESSOA JURIDICA</text:p>
          </table:table-cell>
          <table:table-cell office:value-type="string" table:style-name="ce6">
            <text:p>PEMAJUR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E0001</text:p>
          </table:table-cell>
          <table:table-cell office:value-type="string" table:style-name="ce5">
            <text:p>CAMPOS ADICIONAIS – NOME DOS CAMPOS</text:p>
          </table:table-cell>
          <table:table-cell office:value-type="string" table:style-name="ce6">
            <text:p>miPEMA0070_RH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E0002</text:p>
          </table:table-cell>
          <table:table-cell office:value-type="string" table:style-name="ce5">
            <text:p>lINHAS DO VALE TRANSPORTE</text:p>
          </table:table-cell>
          <table:table-cell office:value-type="string" table:style-name="ce6">
            <text:p>miPEMA0070_RH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OPERADOR</text:p>
          </table:table-cell>
          <table:table-cell office:value-type="string" table:style-name="ce5">
            <text:p>OPERADORES DO SISTEM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PESSOA</text:p>
          </table:table-cell>
          <table:table-cell office:value-type="string" table:style-name="ce5">
            <text:p>IDENTIFICAÇÃO DAS PESSOAS DO SISTEMA</text:p>
          </table:table-cell>
          <table:table-cell office:value-type="string" table:style-name="ce6">
            <text:p>COD_PESSOA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RHAF1108</text:p>
          </table:table-cell>
          <table:table-cell office:value-type="string" table:style-name="ce5">
            <text:p>CRACHÁ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12</text:p>
          </table:table-cell>
          <table:table-cell office:value-type="string" table:style-name="ce5">
            <text:p>INDICADORE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19</text:p>
          </table:table-cell>
          <table:table-cell office:value-type="string" table:style-name="ce5">
            <text:p>lINHAS DO VALE TRANSPOR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35</text:p>
          </table:table-cell>
          <table:table-cell office:value-type="string" table:style-name="ce5">
            <text:p>LINHAS DO VALE TRANSPOR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36</text:p>
          </table:table-cell>
          <table:table-cell office:value-type="string" table:style-name="ce5">
            <text:p>PARÂMETROS DA PROGRAMAÇÃO DE OCORRÊNC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37</text:p>
          </table:table-cell>
          <table:table-cell office:value-type="string" table:style-name="ce5">
            <text:p>PARÂMETROS DA PROGRAMAÇÃO DE OCORRÊNC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8">
            <text:p>RHAF1129</text:p>
          </table:table-cell>
          <table:table-cell office:value-type="string" table:style-name="ce5">
            <text:p>NOME DE TODAS AS OCORRÊNC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42</text:p>
          </table:table-cell>
          <table:table-cell office:value-type="string" table:style-name="ce5">
            <text:p>PARÂMETROS DAS OCORRÊNCIAS DA INTEGRAÇÃO COM FOLHA PAG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43</text:p>
          </table:table-cell>
          <table:table-cell office:value-type="string" table:style-name="ce5">
            <text:p>PARÂMETROS DAS OCORRÊNCIAS DA INTEGRAÇÃO COM FOLHA PAG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44</text:p>
          </table:table-cell>
          <table:table-cell office:value-type="string" table:style-name="ce5">
            <text:p>PARÂMETROS DAS OCORRÊNCIAS DA INTEGRAÇÃO COM FOLHA PAG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1146</text:p>
          </table:table-cell>
          <table:table-cell office:value-type="string" table:style-name="ce5">
            <text:p>PARÂMETROS DA PROGRAMAÇÃO DE OCORRÊNC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02</text:p>
          </table:table-cell>
          <table:table-cell office:value-type="string" table:style-name="ce5">
            <text:p>PARÂMETROS FUNÇÃO DE OCORRÊNCIAS DE HORAS EXT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03</text:p>
          </table:table-cell>
          <table:table-cell office:value-type="string" table:style-name="ce5">
            <text:p>PARÂMETROS FUNÇÃO DE OCORRÊNCIAS DE FALTAS E/OU ATRAS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04</text:p>
          </table:table-cell>
          <table:table-cell office:value-type="string" table:style-name="ce5">
            <text:p>PARÂMETROS FUNÇÃO DE OCORRÊNCIAS QUE GERA CÁLCUL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05</text:p>
          </table:table-cell>
          <table:table-cell office:value-type="string" table:style-name="ce5">
            <text:p>PARÂMETROS FUNÇÃO DE OCORRÊNCIAS QUE GERA AFASTAMEN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06</text:p>
          </table:table-cell>
          <table:table-cell office:value-type="string" table:style-name="ce5">
            <text:p>PARÂMETROS FUNÇÃO DE OCORRÊNCIAS DAS HORAS TRABALHAD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09</text:p>
          </table:table-cell>
          <table:table-cell office:value-type="string" table:style-name="ce5">
            <text:p>PARÂMETROS FUNÇÃO DE OCORRÊNCIAS DA COMPENSAÇÃO DE HO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0</text:p>
          </table:table-cell>
          <table:table-cell office:value-type="string" table:style-name="ce5">
            <text:p>PARÂMETROS FUNÇÃO DE OCORRÊNCIAS DA COMPENSAÇÃO DE HO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1</text:p>
          </table:table-cell>
          <table:table-cell office:value-type="string" table:style-name="ce5">
            <text:p>PARÂMETROS FUNÇÃO DE OCORRÊNCIAS DA COMPENSAÇÃO DE HO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2</text:p>
          </table:table-cell>
          <table:table-cell office:value-type="string" table:style-name="ce5">
            <text:p>PARÂMETROS FUNÇÃO DE OCORRÊNCIAS DO DESCANSO SEMANAL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3</text:p>
          </table:table-cell>
          <table:table-cell office:value-type="string" table:style-name="ce5">
            <text:p>PARÂMETROS FUNÇÃO DE OCORRÊNCIAS DO DESCANSO SEMANAL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4</text:p>
          </table:table-cell>
          <table:table-cell office:value-type="string" table:style-name="ce5">
            <text:p>PARÂMETROS FUNÇÃO DE OCORRÊNCIAS DA COMPENSAÇÃO DE HO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5</text:p>
          </table:table-cell>
          <table:table-cell office:value-type="string" table:style-name="ce5">
            <text:p>PARÂMETROS FUNÇÃO DE OCORRÊNCIAS DO DESCANSO SEMANAL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6</text:p>
          </table:table-cell>
          <table:table-cell office:value-type="string" table:style-name="ce5">
            <text:p>PARÂMETROS FUNÇÃO DE OCORRÊNCIAS DO DESCANSO SEMANAL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7</text:p>
          </table:table-cell>
          <table:table-cell office:value-type="string" table:style-name="ce5">
            <text:p>PARÂMETROS FUNÇÃO DE OCORRÊNCIAS DE ATRASO E SAÍDA ANTECIPAD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8</text:p>
          </table:table-cell>
          <table:table-cell office:value-type="string" table:style-name="ce5">
            <text:p>PARÂMETROS FUNÇÃO DE OCORRÊNCIAS DE HORAS PREVIST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19</text:p>
          </table:table-cell>
          <table:table-cell office:value-type="string" table:style-name="ce5">
            <text:p>PARÂMETROS FUNÇÃO DE OCORRÊNCIAS DO NÚMERO DE HORÁRIOS COLETAD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20</text:p>
          </table:table-cell>
          <table:table-cell office:value-type="string" table:style-name="ce5">
            <text:p>PARÂMETROS FUNÇÃO DE OCORRÊNCIAS DO NÚMERO DE HORÁRIOS COLETAD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21</text:p>
          </table:table-cell>
          <table:table-cell office:value-type="string" table:style-name="ce5">
            <text:p>PARÂMETROS FUNÇÃO DE OCORRÊNCIAS DE HORAS NA JORNADA INTRATURN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2022</text:p>
          </table:table-cell>
          <table:table-cell office:value-type="string" table:style-name="ce5">
            <text:p>PARÂMETROS FUNÇÃO DE OCORRÊNCIAS DO TOTAL DE HORAS PREVIST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AF4015</text:p>
          </table:table-cell>
          <table:table-cell office:value-type="string" table:style-name="ce5">
            <text:p>HISTÓRICO GRUPO DE FOLGA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BE0050</text:p>
          </table:table-cell>
          <table:table-cell office:value-type="string" table:style-name="ce5">
            <text:p>CONTRATO BENEFÍCIOS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BE0060</text:p>
          </table:table-cell>
          <table:table-cell office:value-type="string" table:style-name="ce5">
            <text:p>VALORES DOS BENEFÍCIOS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BE0070</text:p>
          </table:table-cell>
          <table:table-cell office:value-type="string" table:style-name="ce5">
            <text:p>MOVIMENTO SALDO BENEFÍCI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A0090</text:p>
          </table:table-cell>
          <table:table-cell office:value-type="string" table:style-name="ce5">
            <text:p>HISTÓRICO DE VISIT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196</text:p>
          </table:table-cell>
          <table:table-cell office:value-type="string" table:style-name="ce5">
            <text:p>ENQUADRAMENTO NO NOVO PLANO DE CARGOS E SALÁRI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340</text:p>
          </table:table-cell>
          <table:table-cell office:value-type="string" table:style-name="ce5">
            <text:p>AÇÕES DE DESENVOLVIMENTO DA AVALIAÇÃO INDIVIDU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640</text:p>
          </table:table-cell>
          <table:table-cell office:value-type="string" table:style-name="ce5">
            <text:p>MATURIDADES PROFISSIONAIS DOS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650</text:p>
          </table:table-cell>
          <table:table-cell office:value-type="string" table:style-name="ce5">
            <text:p>FATORES E SUBFATORES DAS MATURIDADES PROFISSIONAIS DOS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660</text:p>
          </table:table-cell>
          <table:table-cell office:value-type="string" table:style-name="ce5">
            <text:p>AVALIAÇÕES DAS MATURIDADES PROFISSIONA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690</text:p>
          </table:table-cell>
          <table:table-cell office:value-type="string" table:style-name="ce5">
            <text:p>CONTRATOS PERTENCENTES AS EQUIP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710</text:p>
          </table:table-cell>
          <table:table-cell office:value-type="string" table:style-name="ce5">
            <text:p>RECURSO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920</text:p>
          </table:table-cell>
          <table:table-cell office:value-type="string" table:style-name="ce5">
            <text:p>RESPOSTAS DA PESQUISA DE OPINI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0930</text:p>
          </table:table-cell>
          <table:table-cell office:value-type="string" table:style-name="ce5">
            <text:p>DESCRIÇÕES DAS RESPOSTAS DA PESQUISA DE OPINI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CS1024</text:p>
          </table:table-cell>
          <table:table-cell office:value-type="string" table:style-name="ce5">
            <text:p>PROCESSO DE R.V. - CONTRATOS PROCESSAD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DP2126</text:p>
          </table:table-cell>
          <table:table-cell office:value-type="string" table:style-name="ce5">
            <text:p>INSTRUTOR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DP2131</text:p>
          </table:table-cell>
          <table:table-cell office:value-type="string" table:style-name="ce5">
            <text:p>EVENTOS DA PESSO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DP2144</text:p>
          </table:table-cell>
          <table:table-cell office:value-type="string" table:style-name="ce5">
            <text:p>PARTICIPANTES DA TURM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DP2162</text:p>
          </table:table-cell>
          <table:table-cell office:value-type="string" table:style-name="ce5">
            <text:p>AVALIAÇÃO CALCULADA ITEM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DP2163</text:p>
          </table:table-cell>
          <table:table-cell office:value-type="string" table:style-name="ce5">
            <text:p>AVALIAÇÃO CALCULADA CLASS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DP2180</text:p>
          </table:table-cell>
          <table:table-cell office:value-type="string" table:style-name="ce5">
            <text:p>CUSTOS DA PESSOA COM TREIN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00</text:p>
          </table:table-cell>
          <table:table-cell office:value-type="string" table:style-name="ce5">
            <text:p>INFORMAÇÕES DO FUNCION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02</text:p>
          </table:table-cell>
          <table:table-cell office:value-type="string" table:style-name="ce5">
            <text:p>DEPENDENTES DO FUNCION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05</text:p>
          </table:table-cell>
          <table:table-cell office:value-type="string" table:style-name="ce5">
            <text:p>PENSÃO JUDICIAL DO FUNCION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41</text:p>
          </table:table-cell>
          <table:table-cell office:value-type="string" table:style-name="ce5">
            <text:p>HISTÓRICO DE PLANO DE PREVIDÊNCIA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42</text:p>
          </table:table-cell>
          <table:table-cell office:value-type="string" table:style-name="ce5">
            <text:p>BENEFICIÁRIOS DO PLANO DE PREVIDÊNC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59</text:p>
          </table:table-cell>
          <table:table-cell office:value-type="string" table:style-name="ce5">
            <text:p>ORDENS DE COMPRA DE CONVÊNI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83</text:p>
          </table:table-cell>
          <table:table-cell office:value-type="string" table:style-name="ce5">
            <text:p>PLANOS DE SAÚDE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84</text:p>
          </table:table-cell>
          <table:table-cell office:value-type="string" table:style-name="ce5">
            <text:p>PLANOS DE SAÚDE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85</text:p>
          </table:table-cell>
          <table:table-cell office:value-type="string" table:style-name="ce5">
            <text:p>PLANOS DE SAÚDE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96</text:p>
          </table:table-cell>
          <table:table-cell office:value-type="string" table:style-name="ce5">
            <text:p>MOVIMENTO INFORMADO POR VD DO PLAN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297</text:p>
          </table:table-cell>
          <table:table-cell office:value-type="string" table:style-name="ce5">
            <text:p>REGRAS INDIVIDUAIS DO PLAN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0</text:p>
          </table:table-cell>
          <table:table-cell office:value-type="string" table:style-name="ce5">
            <text:p>IDENTIFICAÇÃO DO CONTRATO DE TRABALHO</text:p>
          </table:table-cell>
          <table:table-cell office:value-type="string" table:style-name="ce6">
            <text:p>IDENTIFICAÇÃO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RHFP0302</text:p>
          </table:table-cell>
          <table:table-cell office:value-type="string" table:style-name="ce5">
            <text:p>DADOS ADICIONAIS DO ESTÁGIO / ESTAGI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3</text:p>
          </table:table-cell>
          <table:table-cell office:value-type="string" table:style-name="ce5">
            <text:p>JUSTIFICATIVA DO TRABALHO TEMPOR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4</text:p>
          </table:table-cell>
          <table:table-cell office:value-type="string" table:style-name="ce5">
            <text:p>HISTÓRICO DAS INFORMAÇÕES DO TIPO DE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6</text:p>
          </table:table-cell>
          <table:table-cell office:value-type="string" table:style-name="ce5">
            <text:p>HISTÓRICO DE AFASTAMENTO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7</text:p>
          </table:table-cell>
          <table:table-cell office:value-type="string" table:style-name="ce5">
            <text:p>HISTÓRICO DE HORAS BASE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8</text:p>
          </table:table-cell>
          <table:table-cell office:value-type="string" table:style-name="ce5">
            <text:p>INFORMAÇÕES DO USUÁRIO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09</text:p>
          </table:table-cell>
          <table:table-cell office:value-type="string" table:style-name="ce5">
            <text:p>HISTÓRICO CONTRATO LOTAÇ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0</text:p>
          </table:table-cell>
          <table:table-cell office:value-type="string" table:style-name="ce5">
            <text:p>HISTÓRICO DE ORGANOGRAMA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1</text:p>
          </table:table-cell>
          <table:table-cell office:value-type="string" table:style-name="ce5">
            <text:p>HISTÓRICO DE PERICULOSIDADE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2</text:p>
          </table:table-cell>
          <table:table-cell office:value-type="string" table:style-name="ce5">
            <text:p>HISTÓRICO DE SINDICATO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3</text:p>
          </table:table-cell>
          <table:table-cell office:value-type="string" table:style-name="ce5">
            <text:p>HISTÓRICO DE CUSTOS CONTÁBEI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5</text:p>
          </table:table-cell>
          <table:table-cell office:value-type="string" table:style-name="ce5">
            <text:p>MULTI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6</text:p>
          </table:table-cell>
          <table:table-cell office:value-type="string" table:style-name="ce5">
            <text:p>MULTI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7</text:p>
          </table:table-cell>
          <table:table-cell office:value-type="string" table:style-name="ce5">
            <text:p>MULTI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19</text:p>
          </table:table-cell>
          <table:table-cell office:value-type="string" table:style-name="ce5">
            <text:p>GRUPOS DE CARREIRA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20</text:p>
          </table:table-cell>
          <table:table-cell office:value-type="string" table:style-name="ce5">
            <text:p>HISTÓRICO DE QUEBRA DE CAIXA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24</text:p>
          </table:table-cell>
          <table:table-cell office:value-type="string" table:style-name="ce5">
            <text:p>SOLICITAÇÕES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47</text:p>
          </table:table-cell>
          <table:table-cell office:value-type="string" table:style-name="ce5">
            <text:p>PERÍODOS AQUISITIVOS DE FÉRIA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27</text:p>
          </table:table-cell>
          <table:table-cell office:value-type="string" table:style-name="ce5">
            <text:p>PROGRAMAÇÃO DE FÉRIAS DO CONTRATO – FÉRIAS PROGRAMADAS</text:p>
          </table:table-cell>
          <table:table-cell office:value-type="string" table:style-name="ce9">
            <text:p>Fpfe0029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RHFP0328</text:p>
          </table:table-cell>
          <table:table-cell office:value-type="string" table:style-name="ce5">
            <text:p>PERÍODOS AQUISITIVOS DA PROGRAMAÇ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32</text:p>
          </table:table-cell>
          <table:table-cell office:value-type="string" table:style-name="ce5">
            <text:p>HISTÓRICO DE VALORES DOS PARÂMETROS DO SINDIC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39</text:p>
          </table:table-cell>
          <table:table-cell office:value-type="string" table:style-name="ce5">
            <text:p>HISTÓRICO DAS INFORMAÇÕES DE CIPA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40</text:p>
          </table:table-cell>
          <table:table-cell office:value-type="string" table:style-name="ce5">
            <text:p>HISTÓRICO DOS CARGOS (CLH)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41</text:p>
          </table:table-cell>
          <table:table-cell office:value-type="string" table:style-name="ce5">
            <text:p>HISTÓRICO DE SALÁRIOS DE DISSÍDIO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42</text:p>
          </table:table-cell>
          <table:table-cell office:value-type="string" table:style-name="ce5">
            <text:p>HISTÓRICO DE FUNÇÕES GRATIFICADA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43</text:p>
          </table:table-cell>
          <table:table-cell office:value-type="string" table:style-name="ce5">
            <text:p>FUNÇÃO GRATIFICADA INCORPORAD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44</text:p>
          </table:table-cell>
          <table:table-cell office:value-type="string" table:style-name="ce5">
            <text:p>HISTÓRICO DE FICHAS REGISTRO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46</text:p>
          </table:table-cell>
          <table:table-cell office:value-type="string" table:style-name="ce5">
            <text:p>lINHAS DO VALE TRANSPOR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50</text:p>
          </table:table-cell>
          <table:table-cell office:value-type="string" table:style-name="ce5">
            <text:p>PROGRAMAÇÃO DE RESCISÕES DE CONTRATOS – MOTIVO DE DESLIG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51</text:p>
          </table:table-cell>
          <table:table-cell office:value-type="string" table:style-name="ce5">
            <text:p>PROGRAMAÇÃO DE RESCISÕES COMPLEMENTARES DE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52</text:p>
          </table:table-cell>
          <table:table-cell office:value-type="string" table:style-name="ce5">
            <text:p>PARCELAS DA RESCISÃO DE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84</text:p>
          </table:table-cell>
          <table:table-cell office:value-type="string" table:style-name="ce5">
            <text:p>LINHAS DO VALE TRANSPOR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396</text:p>
          </table:table-cell>
          <table:table-cell office:value-type="string" table:style-name="ce5">
            <text:p>CONTRATO RESPONSÁVEL POR ORGANOGRAM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0</text:p>
          </table:table-cell>
          <table:table-cell office:value-type="string" table:style-name="ce5">
            <text:p>INFORMAÇÕES DO ORGANOGRAM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1</text:p>
          </table:table-cell>
          <table:table-cell office:value-type="string" table:style-name="ce5">
            <text:p>INFORMAÇÕES DA ESTRUTURA DO ORGANOGRAM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4</text:p>
          </table:table-cell>
          <table:table-cell office:value-type="string" table:style-name="ce5">
            <text:p>PARÂMETRO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5</text:p>
          </table:table-cell>
          <table:table-cell office:value-type="string" table:style-name="ce5">
            <text:p>PARÂMETRO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6</text:p>
          </table:table-cell>
          <table:table-cell office:value-type="string" table:style-name="ce5">
            <text:p>PARÂMETRO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7</text:p>
          </table:table-cell>
          <table:table-cell office:value-type="string" table:style-name="ce5">
            <text:p>PARÂMETRO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8</text:p>
          </table:table-cell>
          <table:table-cell office:value-type="string" table:style-name="ce5">
            <text:p>PARÂMETRO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09</text:p>
          </table:table-cell>
          <table:table-cell office:value-type="string" table:style-name="ce5">
            <text:p>PARÂMETRO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30</text:p>
          </table:table-cell>
          <table:table-cell office:value-type="string" table:style-name="ce5">
            <text:p>INFORMAÇÕES DO ESTABELECI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45</text:p>
          </table:table-cell>
          <table:table-cell office:value-type="string" table:style-name="ce5">
            <text:p>PARÂMETROS DOS TOTAI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446</text:p>
          </table:table-cell>
          <table:table-cell office:value-type="string" table:style-name="ce5">
            <text:p>PARÂMETROS DOS TOTAIS DOS LANÇAMENTOS CONTÁB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500</text:p>
          </table:table-cell>
          <table:table-cell office:value-type="string" table:style-name="ce5">
            <text:p>INFORMAÇÕES DO CARGO (CLH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502</text:p>
          </table:table-cell>
          <table:table-cell office:value-type="string" table:style-name="ce5">
            <text:p>INFORMAÇÕES DA ESTRUTURA DO CARGO (CLH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509</text:p>
          </table:table-cell>
          <table:table-cell office:value-type="string" table:style-name="ce5">
            <text:p>INFORMAÇÕES DO QUADRO DE LOTAÇ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510</text:p>
          </table:table-cell>
          <table:table-cell office:value-type="string" table:style-name="ce5">
            <text:p>VAGAS DO QUADRO DE LOTAÇ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603</text:p>
          </table:table-cell>
          <table:table-cell office:value-type="string" table:style-name="ce5">
            <text:p>HISTÓRICO DAS INFORMAÇÕES DA TABELA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607</text:p>
          </table:table-cell>
          <table:table-cell office:value-type="string" table:style-name="ce5">
            <text:p>HISTÓRICO DOS VALORES DA TABELA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608</text:p>
          </table:table-cell>
          <table:table-cell office:value-type="string" table:style-name="ce5">
            <text:p>HISTÓRICO DOS SALÁRIO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623</text:p>
          </table:table-cell>
          <table:table-cell office:value-type="string" table:style-name="ce5">
            <text:p>HISTÓRICO DOS BANCOS DE HORA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624</text:p>
          </table:table-cell>
          <table:table-cell office:value-type="string" table:style-name="ce5">
            <text:p>MOVIMENTOS DO BANCO DE HO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643</text:p>
          </table:table-cell>
          <table:table-cell office:value-type="string" table:style-name="ce5">
            <text:p>CONTRATOS COM AVALIAÇÕES DE CONTRATO DE EXPERIÊNC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703</text:p>
          </table:table-cell>
          <table:table-cell office:value-type="string" table:style-name="ce5">
            <text:p>HISTÓRICO DE INSALUBRIDADE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04</text:p>
          </table:table-cell>
          <table:table-cell office:value-type="string" table:style-name="ce5">
            <text:p>TABELA DE VALORES DA CONTRIBUIÇÃO INDIVIDUAL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06</text:p>
          </table:table-cell>
          <table:table-cell office:value-type="string" table:style-name="ce5">
            <text:p>INFORMAÇÕES DA TABELA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07</text:p>
          </table:table-cell>
          <table:table-cell office:value-type="string" table:style-name="ce5">
            <text:p>VALORES DAS FAIXAS DA TABELA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08</text:p>
          </table:table-cell>
          <table:table-cell office:value-type="string" table:style-name="ce5">
            <text:p>INFORMAÇÕES DA TABELA DO IRF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09</text:p>
          </table:table-cell>
          <table:table-cell office:value-type="string" table:style-name="ce5">
            <text:p>VALORES DAS FAIXAS DA TABELA DO IRF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10</text:p>
          </table:table-cell>
          <table:table-cell office:value-type="string" table:style-name="ce5">
            <text:p>TABELA DE PERCENTUA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23</text:p>
          </table:table-cell>
          <table:table-cell office:value-type="string" table:style-name="ce5">
            <text:p>VALORES DAS FAIXAS DO SALÁRIO FAMÍL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62</text:p>
          </table:table-cell>
          <table:table-cell office:value-type="string" table:style-name="ce5">
            <text:p>CONTABILIZAÇÃO VIA RATEI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864</text:p>
          </table:table-cell>
          <table:table-cell office:value-type="string" table:style-name="ce5">
            <text:p>GERAÇÃO DOS VALORES DO RATEIO PARA A CONTABILIDAD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915</text:p>
          </table:table-cell>
          <table:table-cell office:value-type="string" table:style-name="ce5">
            <text:p>FERIADOS DO CALEND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916</text:p>
          </table:table-cell>
          <table:table-cell office:value-type="string" table:style-name="ce5">
            <text:p>HISTÓRICO DAS INFORMAÇÕES DO CALENDÁRIO DO ORGANOGRAM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919</text:p>
          </table:table-cell>
          <table:table-cell office:value-type="string" table:style-name="ce5">
            <text:p>HISTÓRICO DE CALENDÁRIO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0960</text:p>
          </table:table-cell>
          <table:table-cell office:value-type="string" table:style-name="ce5">
            <text:p>CONTRATO POSTO DE TRABALH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00</text:p>
          </table:table-cell>
          <table:table-cell office:value-type="string" table:style-name="ce5">
            <text:p>TABELA DE VENCIMENTOS E DESCONTOS</text:p>
          </table:table-cell>
          <table:table-cell office:value-type="string" table:style-name="ce6">
            <text:p>CONSULTA VD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RHFP1002</text:p>
          </table:table-cell>
          <table:table-cell office:value-type="string" table:style-name="ce5">
            <text:p>INFORMAÇÕES DOS EVENTO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03</text:p>
          </table:table-cell>
          <table:table-cell office:value-type="string" table:style-name="ce5">
            <text:p>MESTRES DE EXECUÇÃO DE EVENTOS DE CÁLCULO – TODOS OS NOMES DOS MESTR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04</text:p>
          </table:table-cell>
          <table:table-cell office:value-type="string" table:style-name="ce5">
            <text:p>MOVIMENTOS DE CÁLCULO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08</text:p>
          </table:table-cell>
          <table:table-cell office:value-type="string" table:style-name="ce5">
            <text:p>VALORES DE ÍNDICES FINANCEIR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15</text:p>
          </table:table-cell>
          <table:table-cell office:value-type="string" table:style-name="ce5">
            <text:p>SEQUÊNCIAS DE CÁLCULO DOS EVEN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24</text:p>
          </table:table-cell>
          <table:table-cell office:value-type="string" table:style-name="ce5">
            <text:p>INFORMAÇÕES DAS VARIÁVEIS HISTÓRICAS (VH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26</text:p>
          </table:table-cell>
          <table:table-cell office:value-type="string" table:style-name="ce5">
            <text:p>INFORMAÇÕES DAS VARIÁVEIS LIVRES (VL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28</text:p>
          </table:table-cell>
          <table:table-cell office:value-type="string" table:style-name="ce5">
            <text:p>HISTÓRICO DAS INFORMAÇÕES DOS PARÂMETRO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29</text:p>
          </table:table-cell>
          <table:table-cell office:value-type="string" table:style-name="ce5">
            <text:p>HISTÓRICO DAS INFORMAÇÕES DOS PARÂMETRO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30</text:p>
          </table:table-cell>
          <table:table-cell office:value-type="string" table:style-name="ce5">
            <text:p>HISTÓRICO DAS INFORMAÇÕES DOS PARÂMETRO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31</text:p>
          </table:table-cell>
          <table:table-cell office:value-type="string" table:style-name="ce5">
            <text:p>HISTÓRICO DAS INFORMAÇÕES DOS PARÂMETRO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32</text:p>
          </table:table-cell>
          <table:table-cell office:value-type="string" table:style-name="ce5">
            <text:p>HISTÓRICO DAS INFORMAÇÕES DOS PARÂMETRO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034</text:p>
          </table:table-cell>
          <table:table-cell office:value-type="string" table:style-name="ce5">
            <text:p>INFORMAÇÕES DOS VALORES DE CÁLCULO (VC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0</text:p>
          </table:table-cell>
          <table:table-cell office:value-type="string" table:style-name="ce5">
            <text:p>PARÂMETROS DA FUNÇÃO DE INTEGRAÇÃO DE MOVIMEN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1</text:p>
          </table:table-cell>
          <table:table-cell office:value-type="string" table:style-name="ce5">
            <text:p>PARÂMETROS DA FUNÇÃO DE GERAÇÃO DE VALORES DO SINDIC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2</text:p>
          </table:table-cell>
          <table:table-cell office:value-type="string" table:style-name="ce5">
            <text:p>PARÂMETROS DA FUNÇÃO DO SALÁRIO MENS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3</text:p>
          </table:table-cell>
          <table:table-cell office:value-type="string" table:style-name="ce5">
            <text:p>PARÂMETROS DA FUNÇÃO DO DESCANSO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4</text:p>
          </table:table-cell>
          <table:table-cell office:value-type="string" table:style-name="ce5">
            <text:p>PARÂMETROS DA FUNÇÃO DE INSALUBRIDAD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5</text:p>
          </table:table-cell>
          <table:table-cell office:value-type="string" table:style-name="ce5">
            <text:p>PARÂMETROS DA FUNÇÃO DE PERICULOSIDAD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6</text:p>
          </table:table-cell>
          <table:table-cell office:value-type="string" table:style-name="ce5">
            <text:p>PARÂMETROS DA FUNÇÃO DO DESCANSO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7</text:p>
          </table:table-cell>
          <table:table-cell office:value-type="string" table:style-name="ce5">
            <text:p>PARÂMETROS DA FUNÇÃO DO DESCANSO REMUN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8</text:p>
          </table:table-cell>
          <table:table-cell office:value-type="string" table:style-name="ce5">
            <text:p>PARÂMETROS DA FUNÇÃO DE HORAS EXTR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09</text:p>
          </table:table-cell>
          <table:table-cell office:value-type="string" table:style-name="ce5">
            <text:p>PARÂMETROS DA FUNÇÃO DO CÁLCULO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0</text:p>
          </table:table-cell>
          <table:table-cell office:value-type="string" table:style-name="ce5">
            <text:p>PARÂMETROS DA FUNÇÃO DO PERCENTUAL DE UMA BAS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1</text:p>
          </table:table-cell>
          <table:table-cell office:value-type="string" table:style-name="ce5">
            <text:p>PARÂMETROS DA FUNÇÃO DO CÁLCULO DA FUNÇÃO GRATIFICAD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2</text:p>
          </table:table-cell>
          <table:table-cell office:value-type="string" table:style-name="ce5">
            <text:p>PARÂMETROS DA FUNÇÃO DO ADICIONAL NOTURNO C/HORA REDUZID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3</text:p>
          </table:table-cell>
          <table:table-cell office:value-type="string" table:style-name="ce5">
            <text:p>PARÂMETROS DA FUNÇÃO DO CÁLCULO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4</text:p>
          </table:table-cell>
          <table:table-cell office:value-type="string" table:style-name="ce5">
            <text:p>PARÂMETROS DA FUNÇÃO DO CÁLCULO DO IRF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5</text:p>
          </table:table-cell>
          <table:table-cell office:value-type="string" table:style-name="ce5">
            <text:p>PARÂMETROS DA FUNÇÃO DO SALÁRIO FAMÍL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6</text:p>
          </table:table-cell>
          <table:table-cell office:value-type="string" table:style-name="ce5">
            <text:p>PARÂMETROS DA FUNÇÃO DA CONTRIBUIÇÃO SINDIC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8</text:p>
          </table:table-cell>
          <table:table-cell office:value-type="string" table:style-name="ce5">
            <text:p>PARÂMETROS DA FUNÇÃO DO VALE TRANSPOR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19</text:p>
          </table:table-cell>
          <table:table-cell office:value-type="string" table:style-name="ce5">
            <text:p>PARÂMETROS DA FUNÇÃO DA CONTRIBUIÇÃO INDIVIDUAL DO INS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0</text:p>
          </table:table-cell>
          <table:table-cell office:value-type="string" table:style-name="ce5">
            <text:p>PARÂMETROS DA FUNÇÃO DO CÁLCULO DO FGT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1</text:p>
          </table:table-cell>
          <table:table-cell office:value-type="string" table:style-name="ce5">
            <text:p>PARÂMETROS DA FUNÇÃO DA PENSÃO JUDIC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2</text:p>
          </table:table-cell>
          <table:table-cell office:value-type="string" table:style-name="ce5">
            <text:p>PARÂMETROS DA FUNÇÃO DA PENSÃO JUDIC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3</text:p>
          </table:table-cell>
          <table:table-cell office:value-type="string" table:style-name="ce5">
            <text:p>PARÂMETROS DA FUNÇÃO DA LICENÇA GESTAN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4</text:p>
          </table:table-cell>
          <table:table-cell office:value-type="string" table:style-name="ce5">
            <text:p>PARÂMETROS DA FUNÇÃO DO ADIANTAMENTO QUINZEN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5</text:p>
          </table:table-cell>
          <table:table-cell office:value-type="string" table:style-name="ce5">
            <text:p>PARÂMETROS DA FUNÇÃO DO ADIANTAMENTO QUINZEN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6</text:p>
          </table:table-cell>
          <table:table-cell office:value-type="string" table:style-name="ce5">
            <text:p>PARÂMETROS DA FUNÇÃO DO CÁLCULO DOS AFASTAMEN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7</text:p>
          </table:table-cell>
          <table:table-cell office:value-type="string" table:style-name="ce5">
            <text:p>PARÂMETROS DA FUNÇÃO DO CÁLCULO DAS GRATIFICAÇ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29</text:p>
          </table:table-cell>
          <table:table-cell office:value-type="string" table:style-name="ce5">
            <text:p>PARÂMETROS DA FUNÇÃO DE MÉDIAS DA LICENÇA GESTAN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0</text:p>
          </table:table-cell>
          <table:table-cell office:value-type="string" table:style-name="ce5">
            <text:p>PARÂMETROS DA FUNÇÃO DE MÉDIAS DA LICENÇA GESTAN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1</text:p>
          </table:table-cell>
          <table:table-cell office:value-type="string" table:style-name="ce5">
            <text:p>PARÂMETROS DA FUNÇÃO DE MÉDIAS DA LICENÇA GESTAN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2</text:p>
          </table:table-cell>
          <table:table-cell office:value-type="string" table:style-name="ce5">
            <text:p>PARÂMETROS DA FUNÇÃO DE MÉDIAS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3</text:p>
          </table:table-cell>
          <table:table-cell office:value-type="string" table:style-name="ce5">
            <text:p>PARÂMETROS DA FUNÇÃO DE MÉDIAS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4</text:p>
          </table:table-cell>
          <table:table-cell office:value-type="string" table:style-name="ce5">
            <text:p>PARÂMETROS DA FUNÇÃO DE MÉDIAS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8</text:p>
          </table:table-cell>
          <table:table-cell office:value-type="string" table:style-name="ce5">
            <text:p>PARÂMETROS DA FUNÇÃO DO CÁLCULO DE MÉD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39</text:p>
          </table:table-cell>
          <table:table-cell office:value-type="string" table:style-name="ce5">
            <text:p>PARÂMETROS DA FUNÇÃO DO CÁLCULO DE MÉD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40</text:p>
          </table:table-cell>
          <table:table-cell office:value-type="string" table:style-name="ce5">
            <text:p>PARÂMETROS DA FUNÇÃO DO CÁLCULO DE MÉD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46</text:p>
          </table:table-cell>
          <table:table-cell office:value-type="string" table:style-name="ce5">
            <text:p>PARÂMETROS DA FUNÇÃO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47</text:p>
          </table:table-cell>
          <table:table-cell office:value-type="string" table:style-name="ce5">
            <text:p>PARÂMETROS DA FUNÇÃO DO ADICIONAL DE 1/3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48</text:p>
          </table:table-cell>
          <table:table-cell office:value-type="string" table:style-name="ce5">
            <text:p>PARÂMETROS DA FUNÇÃO DO ABONO PECUNI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49</text:p>
          </table:table-cell>
          <table:table-cell office:value-type="string" table:style-name="ce5">
            <text:p>PARÂMETROS DA FUNÇÃO DA LICENÇA REMUNERAD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0</text:p>
          </table:table-cell>
          <table:table-cell office:value-type="string" table:style-name="ce5">
            <text:p>PARÂMETROS DA FUNÇÃO DE INTEGRAÇÃO DE VALORES HISTÓRIC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1</text:p>
          </table:table-cell>
          <table:table-cell office:value-type="string" table:style-name="ce5">
            <text:p>PARÂMETROS DA FUNÇÃO DE INTEGRAÇÃO DE VALORES HISTÓRIC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2</text:p>
          </table:table-cell>
          <table:table-cell office:value-type="string" table:style-name="ce5">
            <text:p>PARÂMETROS DA FUNÇÃO DE INTEGRAÇÃO DE VALORES HISTÓRIC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3</text:p>
          </table:table-cell>
          <table:table-cell office:value-type="string" table:style-name="ce5">
            <text:p>PARÂMETROS DA FUNÇÃ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4</text:p>
          </table:table-cell>
          <table:table-cell office:value-type="string" table:style-name="ce5">
            <text:p>PARÂMETROS DA FUNÇÃ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5</text:p>
          </table:table-cell>
          <table:table-cell office:value-type="string" table:style-name="ce5">
            <text:p>PARÂMETROS DA FUNÇÃ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6</text:p>
          </table:table-cell>
          <table:table-cell office:value-type="string" table:style-name="ce5">
            <text:p>PARÂMETROS DA FUNÇÃO DO CÁLCULO DE FALT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7</text:p>
          </table:table-cell>
          <table:table-cell office:value-type="string" table:style-name="ce5">
            <text:p>PARÂMETROS DA FUNÇÃO DO CÁLCULO DE FALT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8</text:p>
          </table:table-cell>
          <table:table-cell office:value-type="string" table:style-name="ce5">
            <text:p>PARÂMETROS DA FUNÇÃO DO ADIANTAMENT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59</text:p>
          </table:table-cell>
          <table:table-cell office:value-type="string" table:style-name="ce5">
            <text:p>PARÂMETROS DA FUNÇÃO DO ADIANTAMENTO DO 13.SAL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0</text:p>
          </table:table-cell>
          <table:table-cell office:value-type="string" table:style-name="ce5">
            <text:p>PARÂMETROS DA FUNÇÃO DO IRF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1</text:p>
          </table:table-cell>
          <table:table-cell office:value-type="string" table:style-name="ce5">
            <text:p>PARÂMETROS DA FUNÇÃO DE FÉRIAS NA RESCIS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2</text:p>
          </table:table-cell>
          <table:table-cell office:value-type="string" table:style-name="ce5">
            <text:p>PARÂMETROS DA FUNÇÃO DO 13. SALÁRIO INDENIZ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3</text:p>
          </table:table-cell>
          <table:table-cell office:value-type="string" table:style-name="ce5">
            <text:p>PARÂMETROS DA FUNÇÃO DO AVISO PRÉV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6</text:p>
          </table:table-cell>
          <table:table-cell office:value-type="string" table:style-name="ce5">
            <text:p>PARÂMETROS DA FUNÇÃO DO IRF NAS RESCIS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7</text:p>
          </table:table-cell>
          <table:table-cell office:value-type="string" table:style-name="ce5">
            <text:p>PARÂMETROS DA FUNÇÃO DE CÁLCULOS ARITMÉTIC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8</text:p>
          </table:table-cell>
          <table:table-cell office:value-type="string" table:style-name="ce5">
            <text:p>PARÂMETROS DA FUNÇÃO DA PROVISÃO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69</text:p>
          </table:table-cell>
          <table:table-cell office:value-type="string" table:style-name="ce5">
            <text:p>PARÂMETROS DA FUNÇÃO DA PROVISÃ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0</text:p>
          </table:table-cell>
          <table:table-cell office:value-type="string" table:style-name="ce5">
            <text:p>PARÂMETROS DA FUNÇÃO DO INSS DA EMPRES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1</text:p>
          </table:table-cell>
          <table:table-cell office:value-type="string" table:style-name="ce5">
            <text:p>PARÂMETROS DA FUNÇÃO DE DEDUÇÃO DEPENDENTES P/IRF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2</text:p>
          </table:table-cell>
          <table:table-cell office:value-type="string" table:style-name="ce5">
            <text:p>PARÂMETROS DA FUNÇÃO DE DEDUÇÃO DEPENDENTES P/IRF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3</text:p>
          </table:table-cell>
          <table:table-cell office:value-type="string" table:style-name="ce5">
            <text:p>PARÂMETROS DA FUNÇÃO DE DEDUÇÃO DEPENDENTES P/IRF DE RESCIS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4</text:p>
          </table:table-cell>
          <table:table-cell office:value-type="string" table:style-name="ce5">
            <text:p>PARÂMETROS DA FUNÇÃO DO REPASSE DO S.FAMÍLIA NA PENSÃO JUDIC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5</text:p>
          </table:table-cell>
          <table:table-cell office:value-type="string" table:style-name="ce5">
            <text:p>PARÂMETROS DA FUNÇÃO DO SALDO DE SALÁRIO NA RESCIS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6</text:p>
          </table:table-cell>
          <table:table-cell office:value-type="string" table:style-name="ce5">
            <text:p>PARÂMETROS DA FUNÇÃO DO ADIANTAMENT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7</text:p>
          </table:table-cell>
          <table:table-cell office:value-type="string" table:style-name="ce5">
            <text:p>PARÂMETROS DA FUNÇÃO DO ADIANTAMENT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8</text:p>
          </table:table-cell>
          <table:table-cell office:value-type="string" table:style-name="ce5">
            <text:p>PARÂMETROS DA FUNÇÃO DO ADIANTAMENT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79</text:p>
          </table:table-cell>
          <table:table-cell office:value-type="string" table:style-name="ce5">
            <text:p>PARÂMETROS DA FUNÇÃO DE GRATIFICAÇÕES NA RESCIS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0</text:p>
          </table:table-cell>
          <table:table-cell office:value-type="string" table:style-name="ce5">
            <text:p>PARÂMETROS DA FUNÇÃO DO AUMENTO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1</text:p>
          </table:table-cell>
          <table:table-cell office:value-type="string" table:style-name="ce5">
            <text:p>PARÂMETROS DA FUNÇÃO DO AUMENTO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2</text:p>
          </table:table-cell>
          <table:table-cell office:value-type="string" table:style-name="ce5">
            <text:p>PARÂMETROS DA FUNÇÃO DO VALE TRANSPORTE G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3</text:p>
          </table:table-cell>
          <table:table-cell office:value-type="string" table:style-name="ce5">
            <text:p>PARÂMETROS DA FUNÇÃO DO VALE TRANSPORTE GERAD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4</text:p>
          </table:table-cell>
          <table:table-cell office:value-type="string" table:style-name="ce5">
            <text:p>PARÂMETROS DA FUNÇÃO DA INCORPORAÇÃO INDIVIDUAL VAL FINANCEIR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5</text:p>
          </table:table-cell>
          <table:table-cell office:value-type="string" table:style-name="ce5">
            <text:p>PARÂMETROS DA FUNÇÃO DA INCORPORAÇÃO VALORES FINANCEIR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6</text:p>
          </table:table-cell>
          <table:table-cell office:value-type="string" table:style-name="ce5">
            <text:p>PARÂMETROS DA FUNÇÃO DA INCORPORAÇÃO VALORES FINANCEIR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7</text:p>
          </table:table-cell>
          <table:table-cell office:value-type="string" table:style-name="ce5">
            <text:p>PARÂMETROS DA FUNÇÃO DE GERAÇÃO DE VALORE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8</text:p>
          </table:table-cell>
          <table:table-cell office:value-type="string" table:style-name="ce5">
            <text:p>PARÂMETROS DA FUNÇÃO DE GERAÇÃO DE VALORES DE CÁLCUL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89</text:p>
          </table:table-cell>
          <table:table-cell office:value-type="string" table:style-name="ce5">
            <text:p>PARÂMETROS DA FUNÇÃO DE MAIOR MÉDIA DE PERÍODOS VARIÁV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0</text:p>
          </table:table-cell>
          <table:table-cell office:value-type="string" table:style-name="ce5">
            <text:p>PARÂMETROS DA FUNÇÃO DE MAIOR MÉDIA DE PERÍODOS VARIÁV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1</text:p>
          </table:table-cell>
          <table:table-cell office:value-type="string" table:style-name="ce5">
            <text:p>PARÂMETROS DA FUNÇÃO DE MAIOR MÉDIA DE PERÍODOS VARIÁV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2</text:p>
          </table:table-cell>
          <table:table-cell office:value-type="string" table:style-name="ce5">
            <text:p>PARÂMETROS DA FUNÇÃO DE MAIOR MÉDIA DE PERÍODOS VARIÁVE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3</text:p>
          </table:table-cell>
          <table:table-cell office:value-type="string" table:style-name="ce5">
            <text:p>PARÂMETROS DA FUNÇÃO DO INSS DA EMPRES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4</text:p>
          </table:table-cell>
          <table:table-cell office:value-type="string" table:style-name="ce5">
            <text:p>PARÂMETROS DA FUNÇÃO DO INSS DA EMPRES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5</text:p>
          </table:table-cell>
          <table:table-cell office:value-type="string" table:style-name="ce5">
            <text:p>PARÂMETROS DA FUNÇÃO DE DIFERENÇAS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6</text:p>
          </table:table-cell>
          <table:table-cell office:value-type="string" table:style-name="ce5">
            <text:p>PARÂMETROS DA FUNÇÃO DE DIFERENÇAS DE FÉ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7</text:p>
          </table:table-cell>
          <table:table-cell office:value-type="string" table:style-name="ce5">
            <text:p>PARÂMETROS DA FUNÇÃO DE ARREDOND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8</text:p>
          </table:table-cell>
          <table:table-cell office:value-type="string" table:style-name="ce5">
            <text:p>PARÂMETROS DA FUNÇÃO DE ARREDOND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199</text:p>
          </table:table-cell>
          <table:table-cell office:value-type="string" table:style-name="ce5">
            <text:p>PARÂMETROS DA FUNÇÃO DO DESCANSO REMUNERADO (SIMPLIFICADO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0</text:p>
          </table:table-cell>
          <table:table-cell office:value-type="string" table:style-name="ce5">
            <text:p>PARÂMETROS DA FUNÇÃO DO DESCANSO REMUNERADO (SIMPLIFICADO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1</text:p>
          </table:table-cell>
          <table:table-cell office:value-type="string" table:style-name="ce5">
            <text:p>PARÂMETROS DA FUNÇÃO DO DESCANSO REMUNERADO (SIMPLIFICADO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4</text:p>
          </table:table-cell>
          <table:table-cell office:value-type="string" table:style-name="ce5">
            <text:p>PARÂMETROS DA FUNÇÃO DA PROVISÃ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5</text:p>
          </table:table-cell>
          <table:table-cell office:value-type="string" table:style-name="ce5">
            <text:p>PARÂMETROS DA FUNÇÃO DA PROVISÃO DO 13. SALÁR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6</text:p>
          </table:table-cell>
          <table:table-cell office:value-type="string" table:style-name="ce5">
            <text:p>PARÂMETROS DA FUNÇÃO DA CARGA HORÁRIA DOS FERIAD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7</text:p>
          </table:table-cell>
          <table:table-cell office:value-type="string" table:style-name="ce5">
            <text:p>PARÂMETROS DA FUNÇÃO DA CARGA HORÁRIA DOS FERIAD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8</text:p>
          </table:table-cell>
          <table:table-cell office:value-type="string" table:style-name="ce5">
            <text:p>PARÂMETROS DA FUNÇÃO DA CARGA HORÁRIA DOS TIPOS DE HORÁRI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09</text:p>
          </table:table-cell>
          <table:table-cell office:value-type="string" table:style-name="ce5">
            <text:p>PARÂMETROS DA FUNÇÃO DA CARGA HORÁRIA DOS TIPOS DE HORÁRI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0</text:p>
          </table:table-cell>
          <table:table-cell office:value-type="string" table:style-name="ce5">
            <text:p>PARÂMETROS DA FUNÇÃO DA PROVISÃO DE FÉRIAS (SIMPLIFICADO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1</text:p>
          </table:table-cell>
          <table:table-cell office:value-type="string" table:style-name="ce5">
            <text:p>PARÂMETROS DA FUNÇÃO DA GRATIFICAÇÃO POR TEMPO DE SERVIÇ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2</text:p>
          </table:table-cell>
          <table:table-cell office:value-type="string" table:style-name="ce5">
            <text:p>PARÂMETROS DA FUNÇÃO DA GRATIFICAÇÃO POR TEMPO DE SERVIÇ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3</text:p>
          </table:table-cell>
          <table:table-cell office:value-type="string" table:style-name="ce5">
            <text:p>PARÂMETROS DA FUNÇÃO DO SALÁRIO MENS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4</text:p>
          </table:table-cell>
          <table:table-cell office:value-type="string" table:style-name="ce5">
            <text:p>PARÂMETROS DA FUNÇÃO DA INDENIZAÇÃO RESCISÓRIA DA LEI 7238/84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5</text:p>
          </table:table-cell>
          <table:table-cell office:value-type="string" table:style-name="ce5">
            <text:p>PARÂMETROS FUNÇÃO DA INDENIZAÇÃO POR TÉRMINO DE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6</text:p>
          </table:table-cell>
          <table:table-cell office:value-type="string" table:style-name="ce5">
            <text:p>PARÂMETROS FUNÇÃO DA INDENIZAÇÃO POR TÉRMINO DE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7</text:p>
          </table:table-cell>
          <table:table-cell office:value-type="string" table:style-name="ce5">
            <text:p>PARÂMETROS FUNÇÃO DE PROPORÇÃO DA BASE PELOS MESES DE EXISTÊNC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8</text:p>
          </table:table-cell>
          <table:table-cell office:value-type="string" table:style-name="ce5">
            <text:p>PARÂMETROS FUNÇÃO DE PROPORÇÃO DA BASE PELOS MESES DE EXISTÊNC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19</text:p>
          </table:table-cell>
          <table:table-cell office:value-type="string" table:style-name="ce5">
            <text:p>PARÂMETROS FUNÇÃO DE PROPORÇÃO DA BASE PELOS MESES DE EXISTÊNCI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20</text:p>
          </table:table-cell>
          <table:table-cell office:value-type="string" table:style-name="ce5">
            <text:p>PARÂMETROS FUNÇÃO DE GERAÇÃO DE VALOR POR FAIXA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21</text:p>
          </table:table-cell>
          <table:table-cell office:value-type="string" table:style-name="ce5">
            <text:p>PARÂMETROS FUNÇÃO DE GERAÇÃO DE VALOR POR FAIXA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1222</text:p>
          </table:table-cell>
          <table:table-cell office:value-type="string" table:style-name="ce5">
            <text:p>PARÂMETROS FUNÇÃO DE GERAÇÃO DE VALOR POR FAIXA SALARI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3040</text:p>
          </table:table-cell>
          <table:table-cell office:value-type="string" table:style-name="ce5">
            <text:p>PORTA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FP3640</text:p>
          </table:table-cell>
          <table:table-cell office:value-type="string" table:style-name="ce5">
            <text:p>CONVÊNIO PASEP BANCO DO BRASI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200</text:p>
          </table:table-cell>
          <table:table-cell office:value-type="string" table:style-name="ce5">
            <text:p>AVALIAÇÕES MÉDICA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219</text:p>
          </table:table-cell>
          <table:table-cell office:value-type="string" table:style-name="ce5">
            <text:p>ATESTADO MÉDIC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220</text:p>
          </table:table-cell>
          <table:table-cell office:value-type="string" table:style-name="ce5">
            <text:p>EXAME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280</text:p>
          </table:table-cell>
          <table:table-cell office:value-type="string" table:style-name="ce5">
            <text:p>ATESTADOS SAUDE OCUPACIONAL - (ASO) DA PESSO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285</text:p>
          </table:table-cell>
          <table:table-cell office:value-type="string" table:style-name="ce5">
            <text:p>EXAMES MEDICOS DO ATESTADO SAUDE OCUPACIONAL - (ASO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600</text:p>
          </table:table-cell>
          <table:table-cell office:value-type="string" table:style-name="ce5">
            <text:p>ACIDENTES DE TRABALH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0645</text:p>
          </table:table-cell>
          <table:table-cell office:value-type="string" table:style-name="ce5">
            <text:p>AFASTAMENTOS NO ACIDENTE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1160</text:p>
          </table:table-cell>
          <table:table-cell office:value-type="string" table:style-name="ce5">
            <text:p>INSPEÇÕES DE EQUIPAMENTOS DE PROTEÇÃO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1260</text:p>
          </table:table-cell>
          <table:table-cell office:value-type="string" table:style-name="ce5">
            <text:p>CARGOS TRANSITÓRIOS DO CONTRATO PARA PPP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MS1270</text:p>
          </table:table-cell>
          <table:table-cell office:value-type="string" table:style-name="ce5">
            <text:p>OBSERVAÇÕES DO PPP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10">
            <text:p>RHOP0020</text:p>
          </table:table-cell>
          <table:table-cell office:value-type="string" table:style-name="ce11">
            <text:p>ASSENTAMENTOS DOS CONTRATOS</text:p>
          </table:table-cell>
          <table:table-cell table:style-name="ce12"/>
          <table:table-cell table:number-columns-repeated="16381"/>
        </table:table-row>
        <table:table-row table:style-name="ro3">
          <table:table-cell office:value-type="string" table:style-name="ce4">
            <text:p>RHOP0080</text:p>
          </table:table-cell>
          <table:table-cell office:value-type="string" table:style-name="ce5">
            <text:p>GRATIFICAÇÕES DOS CONTRAT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OP0201</text:p>
          </table:table-cell>
          <table:table-cell office:value-type="string" table:style-name="ce5">
            <text:p>PROGRAMAÇÕES DE LICENÇA PRÊMI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OP0280</text:p>
          </table:table-cell>
          <table:table-cell office:value-type="string" table:style-name="ce5">
            <text:p>AVALIAÇÕES DO ESTÁGIO PROBATÓRIO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OP0300</text:p>
          </table:table-cell>
          <table:table-cell office:value-type="string" table:style-name="ce5">
            <text:p>BIOMETRIA MÉDIC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20</text:p>
          </table:table-cell>
          <table:table-cell office:value-type="string" table:style-name="ce5">
            <text:p>REGRAS DO CÁLCULO DAS REFEIÇ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30</text:p>
          </table:table-cell>
          <table:table-cell office:value-type="string" table:style-name="ce5">
            <text:p>REGRAS DO CÁLCULO DAS REFEIÇ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50</text:p>
          </table:table-cell>
          <table:table-cell office:value-type="string" table:style-name="ce5">
            <text:p>INFORMAÇÕES DOS CARDÁPIOS DAS REFEIÇ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60</text:p>
          </table:table-cell>
          <table:table-cell office:value-type="string" table:style-name="ce5">
            <text:p>INFORMAÇÕES DOS CARDÁPIOS EVENTUAI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70</text:p>
          </table:table-cell>
          <table:table-cell office:value-type="string" table:style-name="ce5">
            <text:p>INFORMAÇÕES DAS REFEIÇÕES PROVISÓ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80</text:p>
          </table:table-cell>
          <table:table-cell office:value-type="string" table:style-name="ce5">
            <text:p>INFORMAÇÕES DAS REFEIÇÕES PROVISÓRI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090</text:p>
          </table:table-cell>
          <table:table-cell office:value-type="string" table:style-name="ce5">
            <text:p>INFORMAÇÕES DAS REFEIÇÕES DO CONTRA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110</text:p>
          </table:table-cell>
          <table:table-cell office:value-type="string" table:style-name="ce5">
            <text:p>INFORMAÇÕES DAS RESERVAS DAS REFEIÇ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F0120</text:p>
          </table:table-cell>
          <table:table-cell office:value-type="string" table:style-name="ce5">
            <text:p>INFORMAÇÕES DAS REFEIÇÕES EFETUAD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13">
            <text:p>RHRL0106</text:p>
          </table:table-cell>
          <table:table-cell office:value-type="string" table:style-name="ce5">
            <text:p>HISTÓRICO CONTRATO PARTICIPAÇÃO P.A.T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S0200</text:p>
          </table:table-cell>
          <table:table-cell office:value-type="string" table:style-name="ce5">
            <text:p>REQUISIÇÃO DE PESSO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RS0240</text:p>
          </table:table-cell>
          <table:table-cell office:value-type="string" table:style-name="ce5">
            <text:p>DADOS DE SELEÇÃO DA REQUISIÇ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205</text:p>
          </table:table-cell>
          <table:table-cell office:value-type="string" table:style-name="ce5">
            <text:p>PARTICIPANTES DE UM PROCESS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210</text:p>
          </table:table-cell>
          <table:table-cell office:value-type="string" table:style-name="ce5">
            <text:p>ATIVIDADES DE UM PROCESS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250</text:p>
          </table:table-cell>
          <table:table-cell office:value-type="string" table:style-name="ce5">
            <text:p>EXECUÇÃO DE PROCESS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255</text:p>
          </table:table-cell>
          <table:table-cell office:value-type="string" table:style-name="ce5">
            <text:p>ETAPAS DA EXECUÇÃO DE UM PROCESS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301</text:p>
          </table:table-cell>
          <table:table-cell office:value-type="string" table:style-name="ce5">
            <text:p>PARTICIPANTES DAS ETAPA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7">
            <text:p>FREQPA_06_2021</text:p>
          </table:table-cell>
          <table:table-cell office:value-type="string" table:style-name="ce5">
            <text:p>ATRIBUIÇÕES DE ETAPAS DO PROCESSO (FLUXO)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310</text:p>
          </table:table-cell>
          <table:table-cell office:value-type="string" table:style-name="ce5">
            <text:p>SOLICITAÇÕES DE PESSO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311</text:p>
          </table:table-cell>
          <table:table-cell office:value-type="string" table:style-name="ce5">
            <text:p>SOLICITAÇÕES DE DESLIGAMENT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312</text:p>
          </table:table-cell>
          <table:table-cell office:value-type="string" table:style-name="ce5">
            <text:p>SOLICITAÇÕES DE MOVIMENTAÇÃO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F0320</text:p>
          </table:table-cell>
          <table:table-cell office:value-type="string" table:style-name="ce5">
            <text:p>FLUXO DAS SOLICITAÇÕE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W0065</text:p>
          </table:table-cell>
          <table:table-cell office:value-type="string" table:style-name="ce5">
            <text:p>SOLICITAÇÃO ENVIADA WEB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HWW0070</text:p>
          </table:table-cell>
          <table:table-cell office:value-type="string" table:style-name="ce5">
            <text:p>PARÂMETROS LDAP WEB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SEGE0010</text:p>
          </table:table-cell>
          <table:table-cell office:value-type="string" table:style-name="ce5">
            <text:p>SELEÇÕES</text:p>
          </table:table-cell>
          <table:table-cell office:value-type="string" table:style-name="ce9">
            <text:p>Sedf001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EGE0020</text:p>
          </table:table-cell>
          <table:table-cell office:value-type="string" table:style-name="ce5">
            <text:p>CAMPOS UTILIZADOS NA SELEÇÃO</text:p>
          </table:table-cell>
          <table:table-cell office:value-type="string" table:style-name="ce14">
            <text:p>Sedf0090 – MANUTENÇÃO GERAL - <text:s/>(SequenciaSaida significa o CAMPO utilizado na seleção) | | | (SequenciaOrdem significa a CLASSIFICAÇÃO)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EGE0030</text:p>
          </table:table-cell>
          <table:table-cell office:value-type="string" table:style-name="ce5">
            <text:p>FILTROS DAS SELEÇÕES</text:p>
          </table:table-cell>
          <table:table-cell office:value-type="string" table:style-name="ce14">
            <text:p>Sedf0090 – MANUTENÇÃO GERAL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EGE0040</text:p>
          </table:table-cell>
          <table:table-cell office:value-type="string" table:style-name="ce5">
            <text:p>PARÂMETROS DA SELEÇÃO</text:p>
          </table:table-cell>
          <table:table-cell office:value-type="string" table:style-name="ce14">
            <text:p>Sedf0090 – MANUTENÇÃO GERAL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SEGE0050</text:p>
          </table:table-cell>
          <table:table-cell office:value-type="string" table:style-name="ce5">
            <text:p>CLASSES DE SELEÇÕES</text:p>
          </table:table-cell>
          <table:table-cell office:value-type="string" table:style-name="ce14">
            <text:p>TIPOS DE SELEÇÕES (GERADOR DE RELATÓRIO, ARQUIVO, FREQUENCIA, CÁLCULO, EDITOR DE TEXTO)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GRGE0010</text:p>
          </table:table-cell>
          <table:table-cell office:value-type="string" table:style-name="ce5">
            <text:p><text:s/>EXIBE TODOS OS RELATÓRIOS DO GERADOR DE RELATÓRIOS</text:p>
          </table:table-cell>
          <table:table-cell office:value-type="string" table:style-name="ce9">
            <text:p>Grdf0010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MDL_USUARIO<text:s text:c="3"/></text:p>
          </table:table-cell>
          <table:table-cell office:value-type="string" table:style-name="ce5">
            <text:p>EXIBE CÓDIGO E SENHA DOS USUÁRIOS DO PORTAL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4">
            <text:p><text:s/>USER_TABLES</text:p>
          </table:table-cell>
          <table:table-cell office:value-type="string" table:style-name="ce5">
            <text:p>EXIBE TODAS AS TABELAS EXISTENTES NO BANCO DE DADOS</text:p>
          </table:table-cell>
          <table:table-cell table:style-name="ce6"/>
          <table:table-cell table:number-columns-repeated="16381"/>
        </table:table-row>
        <table:table-row table:style-name="ro6">
          <table:table-cell office:value-type="string" table:style-name="ce15">
            <text:p>SELECT * FROM all_tab_columns <text:s/>WHERE UPPER (column_name) <text:s/>LIKE '%CH_MENSAL%'</text:p>
          </table:table-cell>
          <table:table-cell office:value-type="string" table:style-name="ce16">
            <text:p>EXIBE O NOME DE UMA COLUNA DE QUALQUER TABELA DENTRO DOS CARACTERES INFORMADO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15">
            <text:p>SELECT * FROM all_tab_columns <text:s/>WHERE UPPER (table_name) <text:s/>LIKE '%CH_MENSAL%'</text:p>
          </table:table-cell>
          <table:table-cell office:value-type="string" table:style-name="ce5">
            <text:p>EXIBE O NOME DE UMA TABELA DE QUALQUER TABELA <text:s/>DENTRO DOS CARACTERES INFORMADO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FP0356</text:p>
          </table:table-cell>
          <table:table-cell office:value-type="string" table:style-name="ce5">
            <text:p>RESCISÃO COMPLEMENTAR APR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7">
            <text:p>RHFP1006_APR_2020</text:p>
          </table:table-cell>
          <table:table-cell office:value-type="string" table:style-name="ce5">
            <text:p>VALOR PAGO DA APR DE 2020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8">
            <text:p>RHFP0478</text:p>
          </table:table-cell>
          <table:table-cell office:value-type="string" table:style-name="ce5">
            <text:p>INFORMAÇÕES PESSOAIS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8">
            <text:p>USGE0010</text:p>
          </table:table-cell>
          <table:table-cell office:value-type="string" table:style-name="ce17">
            <text:p>MANUTENÇÃO DOS PARÂMETROS DA POLITICA DE SEGURANÇA - SENHA</text:p>
          </table:table-cell>
          <table:table-cell office:value-type="string" table:style-name="ce18">
            <text:p>USP0010</text:p>
          </table:table-cell>
          <table:table-cell table:number-columns-repeated="16381"/>
        </table:table-row>
        <table:table-row table:style-name="ro8">
          <table:table-cell office:value-type="string" table:style-name="ce8">
            <text:p>USGE0020</text:p>
          </table:table-cell>
          <table:table-cell office:value-type="string" table:style-name="ce17">
            <text:p>POLITICA DE SENHA DA PESSOA – SENHA</text:p>
          </table:table-cell>
          <table:table-cell office:value-type="string" table:style-name="ce19">
            <text:p><text:s/>FPPO0030</text:p>
          </table:table-cell>
          <table:table-cell table:number-columns-repeated="16381"/>
        </table:table-row>
        <table:table-row table:style-name="ro9">
          <table:table-cell office:value-type="string" table:style-name="ce8">
            <text:p>TR_TURMAS</text:p>
          </table:table-cell>
          <table:table-cell office:value-type="string" table:style-name="ce20">
            <text:p>EXIBE AS INFORMAÇÕES DAS TURMAS (VERIFIQUE QUE TR_% POSSUI OUTRAS INFORMAÇÕES SOBRE AS TURMAS)</text:p>
          </table:table-cell>
          <table:table-cell office:value-type="string" table:style-name="ce14">
            <text:p>TODAS AS TABELAS QUE CONTÉM “ TR_” NO COMEÇO SÃO DE TURMAS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TEMPFRE3</text:p>
          </table:table-cell>
          <table:table-cell office:value-type="string" table:style-name="ce21">
            <text:p><text:span text:style-name="T4">MOSTRA A TABELA DE REGISTRO DO PONTO</text:span></text:p>
          </table:table-cell>
          <table:table-cell office:value-type="string" table:style-name="ce22">
            <text:p>PONTO – CRACHÁ</text:p>
          </table:table-cell>
          <table:table-cell table:number-columns-repeated="16381"/>
        </table:table-row>
        <table:table-row table:style-name="ro5">
          <table:table-cell office:value-type="string" table:style-name="ce13">
            <text:p>RHRLSE10</text:p>
          </table:table-cell>
          <table:table-cell office:value-type="string" table:style-name="ce5">
            <text:p>EXIBE TODAS AS INFORMAÇÕES DAS LOJAS</text:p>
          </table:table-cell>
          <table:table-cell office:value-type="string" table:style-name="ce9">
            <text:p>LOJAS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RHAD0001</text:p>
          </table:table-cell>
          <table:table-cell office:value-type="string" table:style-name="ce5">
            <text:p>CONSULTA TABELAS AUDITADAS DO USUÁRIO</text:p>
          </table:table-cell>
          <table:table-cell office:value-type="string" table:style-name="ce14">
            <text:p><text:s text:c="3"/>Fpad0030 <text:s text:c="3"/>HISTÓRICO DE ALTERAÇÕES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RHAD0002</text:p>
          </table:table-cell>
          <table:table-cell office:value-type="string" table:style-name="ce5">
            <text:p>CONSULTA TABELAS AUDITADAS DO USUÁRIO</text:p>
          </table:table-cell>
          <table:table-cell table:style-name="ce14"/>
          <table:table-cell table:number-columns-repeated="16381"/>
        </table:table-row>
        <table:table-row table:style-name="ro10">
          <table:table-cell office:value-type="string" table:style-name="ce8">
            <text:p>RHAD0003</text:p>
          </table:table-cell>
          <table:table-cell office:value-type="string" table:style-name="ce5">
            <text:p>CONSULTA TABELAS AUDITADAS DO USUÁRIO</text:p>
          </table:table-cell>
          <table:table-cell table:style-name="ce14"/>
          <table:table-cell table:number-columns-repeated="16381"/>
        </table:table-row>
        <table:table-row table:style-name="ro10">
          <table:table-cell office:value-type="string" table:style-name="ce8">
            <text:p>RHAD0004</text:p>
          </table:table-cell>
          <table:table-cell office:value-type="string" table:style-name="ce5">
            <text:p>CONSULTA TABELAS AUDITADAS DO USUÁRIO</text:p>
          </table:table-cell>
          <table:table-cell table:style-name="ce14"/>
          <table:table-cell table:number-columns-repeated="16381"/>
        </table:table-row>
        <table:table-row table:style-name="ro5">
          <table:table-cell office:value-type="string" table:style-name="ce13">
            <text:p>RHMS0150</text:p>
          </table:table-cell>
          <table:table-cell office:value-type="string" table:style-name="ce5">
            <text:p>NOME DE TODOS OS EXAMES MÉDICOS</text:p>
          </table:table-cell>
          <table:table-cell office:value-type="string" table:style-name="ce22">
            <text:p>Fpms095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RHFP0403</text:p>
          </table:table-cell>
          <table:table-cell office:value-type="string" table:style-name="ce5">
            <text:p>CONTA CONTÁBIL | NÚMERO DE TODAS AS CONTAS | CONTABILIDADE</text:p>
          </table:table-cell>
          <table:table-cell office:value-type="string" table:style-name="ce9">
            <text:p>Fpic0020</text:p>
          </table:table-cell>
          <table:table-cell table:number-columns-repeated="16381"/>
        </table:table-row>
        <table:table-row table:style-name="ro5">
          <table:table-cell office:value-type="string" table:style-name="ce7">
            <text:p>SELORG_FPRE0021A</text:p>
          </table:table-cell>
          <table:table-cell office:value-type="string" table:style-name="ce5">
            <text:p>NOME DE TODOS OS ORGANOGRAMAS | CUSTO CONTÁBIL | EDIÇÃO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23">
            <text:p>select * from SEGE0030where selecao LIKE 'FREQ000'</text:p>
          </table:table-cell>
          <table:table-cell office:value-type="string" table:style-name="ce5">
            <text:p><text:s/>EXIBE DENTRO DA SELEÇÃO DO FREQ000</text:p>
          </table:table-cell>
          <table:table-cell office:value-type="string" table:style-name="ce22">
            <text:p>Sedf0010</text:p>
          </table:table-cell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1'</text:p>
          </table:table-cell>
          <table:table-cell office:value-type="string" table:style-name="ce5">
            <text:p><text:s/>EXIBE DENTRO DA SELEÇÃO DO FREQ001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2'</text:p>
          </table:table-cell>
          <table:table-cell office:value-type="string" table:style-name="ce5">
            <text:p><text:s/>EXIBE DENTRO DA SELEÇÃO DO FREQ002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3'</text:p>
          </table:table-cell>
          <table:table-cell office:value-type="string" table:style-name="ce5">
            <text:p><text:s/>EXIBE DENTRO DA SELEÇÃO DO FREQ003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4'</text:p>
          </table:table-cell>
          <table:table-cell office:value-type="string" table:style-name="ce5">
            <text:p><text:s/>EXIBE DENTRO DA SELEÇÃO DO FREQ004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5'</text:p>
          </table:table-cell>
          <table:table-cell office:value-type="string" table:style-name="ce5">
            <text:p><text:s/>EXIBE DENTRO DA SELEÇÃO DO FREQ005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</text:p>
            <text:p>where selecao LIKE 'FREQ006'</text:p>
          </table:table-cell>
          <table:table-cell office:value-type="string" table:style-name="ce5">
            <text:p><text:s/>EXIBE DENTRO DA SELEÇÃO DO FREQ006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6">
            <text:p>select * from SEGE0030where selecao LIKE 'FREQ007'</text:p>
          </table:table-cell>
          <table:table-cell office:value-type="string" table:style-name="ce5">
            <text:p><text:s/>EXIBE DENTRO DA SELEÇÃO DO FREQ007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8'</text:p>
          </table:table-cell>
          <table:table-cell office:value-type="string" table:style-name="ce5">
            <text:p><text:s/>EXIBE DENTRO DA SELEÇÃO DO FREQ008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09'</text:p>
          </table:table-cell>
          <table:table-cell office:value-type="string" table:style-name="ce5">
            <text:p><text:s/>EXIBE DENTRO DA SELEÇÃO DO FREQ009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10'</text:p>
          </table:table-cell>
          <table:table-cell office:value-type="string" table:style-name="ce5">
            <text:p><text:s/>EXIBE DENTRO DA SELEÇÃO DO FREQ010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11'</text:p>
          </table:table-cell>
          <table:table-cell office:value-type="string" table:style-name="ce5">
            <text:p><text:s/>EXIBE DENTRO DA SELEÇÃO DO FREQ011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12'</text:p>
          </table:table-cell>
          <table:table-cell office:value-type="string" table:style-name="ce5">
            <text:p><text:s/>EXIBE DENTRO DA SELEÇÃO DO FREQ012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13'</text:p>
          </table:table-cell>
          <table:table-cell office:value-type="string" table:style-name="ce5">
            <text:p><text:s/>EXIBE DENTRO DA SELEÇÃO DO FREQ013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5">
            <text:p>select * from SEGE0030where selecao LIKE 'FREQ014'</text:p>
          </table:table-cell>
          <table:table-cell office:value-type="string" table:style-name="ce5">
            <text:p><text:s/>EXIBE DENTRO DA SELEÇÃO DO FREQ014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23">
            <text:p><text:span text:style-name="T5">select</text:span><text:span text:style-name="T4"><text:s/>*<text:s/></text:span><text:span text:style-name="T5">from</text:span><text:span text:style-name="T4"><text:s/>SEGE0030<text:s/></text:span><text:span text:style-name="T5">where</text:span><text:span text:style-name="T4"><text:s/>selecao<text:s/></text:span><text:span text:style-name="T5">like</text:span><text:span text:style-name="T4"><text:s/>(</text:span><text:span text:style-name="T6">'FREQ%'</text:span><text:span text:style-name="T4">)</text:span></text:p>
          </table:table-cell>
          <table:table-cell office:value-type="string" table:style-name="ce5">
            <text:p><text:s/>EXIBE DENTRO DE TODAS AS SELEÇÕES FREQS</text:p>
          </table:table-cell>
          <table:table-cell table:style-name="ce22"/>
          <table:table-cell table:number-columns-repeated="16381" table:style-name="ce24"/>
        </table:table-row>
        <table:table-row table:style-name="ro11">
          <table:table-cell office:value-type="string" table:style-name="ce13">
            <text:p>RHWF0010</text:p>
          </table:table-cell>
          <table:table-cell office:value-type="string" table:style-name="ce5">
            <text:p>EXIBE OS PARAMETROS DO WORKFLOW</text:p>
          </table:table-cell>
          <table:table-cell office:value-type="string" table:style-name="ce9">
            <text:p>Fpwf0010</text:p>
          </table:table-cell>
          <table:table-cell table:number-columns-repeated="16381"/>
        </table:table-row>
        <table:table-row table:style-name="ro11">
          <table:table-cell office:value-type="string" table:style-name="ce13">
            <text:p>RHWF0100</text:p>
          </table:table-cell>
          <table:table-cell office:value-type="string" table:style-name="ce5">
            <text:p>EXIBE TODOS OS EMAILS CRIADOS NO WORKFLOW</text:p>
          </table:table-cell>
          <table:table-cell office:value-type="string" table:style-name="ce27">
            <text:p>Fpwf0100 – CADASTRO DE NOTIFICAÇÕES</text:p>
          </table:table-cell>
          <table:table-cell table:number-columns-repeated="16381"/>
        </table:table-row>
        <table:table-row table:style-name="ro11">
          <table:table-cell office:value-type="string" table:style-name="ce13">
            <text:p>RHWF0160</text:p>
          </table:table-cell>
          <table:table-cell office:value-type="string" table:style-name="ce5">
            <text:p>EXIBE OS EMAILS PENDENTES</text:p>
          </table:table-cell>
          <table:table-cell table:style-name="ce22"/>
          <table:table-cell table:number-columns-repeated="16381"/>
        </table:table-row>
        <table:table-row table:style-name="ro11">
          <table:table-cell office:value-type="string" table:style-name="ce13">
            <text:p>RHWF0165</text:p>
          </table:table-cell>
          <table:table-cell office:value-type="string" table:style-name="ce28">
            <text:p>EXIBE TODOS OS EMAILS ENVIADOS</text:p>
          </table:table-cell>
          <table:table-cell office:value-type="string" table:style-name="ce22">
            <text:p>Fpwf0165</text:p>
          </table:table-cell>
          <table:table-cell table:number-columns-repeated="16381"/>
        </table:table-row>
        <table:table-row table:style-name="ro11">
          <table:table-cell office:value-type="string" table:style-name="ce13">
            <text:p>RHWF0250</text:p>
          </table:table-cell>
          <table:table-cell office:value-type="string" table:style-name="ce5">
            <text:p>CONSULTA EXECUÇÃO DOS PROCESSOS (WORKFLOW)</text:p>
          </table:table-cell>
          <table:table-cell office:value-type="string" table:style-name="ce22">
            <text:p>Fpwf0265</text:p>
          </table:table-cell>
          <table:table-cell table:number-columns-repeated="16381"/>
        </table:table-row>
        <table:table-row table:style-name="ro11">
          <table:table-cell office:value-type="string" table:style-name="ce13">
            <text:p>RHWF0255</text:p>
          </table:table-cell>
          <table:table-cell office:value-type="string" table:style-name="ce5">
            <text:p>EXIBE TODOS OS COMENTARIOS NOS PROCESSOS (WORKFLOW)</text:p>
          </table:table-cell>
          <table:table-cell table:style-name="ce22"/>
          <table:table-cell table:number-columns-repeated="16381"/>
        </table:table-row>
        <table:table-row table:style-name="ro11">
          <table:table-cell office:value-type="string" table:style-name="ce13">
            <text:p>RHWF0405</text:p>
          </table:table-cell>
          <table:table-cell office:value-type="string" table:style-name="ce5">
            <text:p>PROCESSOS AUTOMATICOS</text:p>
          </table:table-cell>
          <table:table-cell office:value-type="string" table:style-name="ce22">
            <text:p>Fpwf0400</text:p>
          </table:table-cell>
          <table:table-cell table:number-columns-repeated="16381"/>
        </table:table-row>
        <table:table-row table:style-name="ro11">
          <table:table-cell office:value-type="string" table:style-name="ce13">
            <text:p>RHWF0406</text:p>
          </table:table-cell>
          <table:table-cell office:value-type="string" table:style-name="ce5">
            <text:p>EXIBE TODOS OS DESTINATÁRIOS DOS PROCESSOS AUTOMÁTICOS</text:p>
          </table:table-cell>
          <table:table-cell office:value-type="string" table:style-name="ce22">
            <text:p>Fpwf0410</text:p>
          </table:table-cell>
          <table:table-cell table:number-columns-repeated="16381"/>
        </table:table-row>
        <table:table-row table:style-name="ro11">
          <table:table-cell office:value-type="string" table:style-name="ce13">
            <text:p>RHUT0010</text:p>
          </table:table-cell>
          <table:table-cell office:value-type="string" table:style-name="ce5">
            <text:p>VERIFICADOR DE INCONSISTÊNCIAS NO BANCO DE DADOS (TODOS OS SELECT)</text:p>
          </table:table-cell>
          <table:table-cell office:value-type="string" table:style-name="ce22">
            <text:p>FPUT0010</text:p>
          </table:table-cell>
          <table:table-cell table:number-columns-repeated="16381"/>
        </table:table-row>
        <table:table-row table:style-name="ro11">
          <table:table-cell office:value-type="string" table:style-name="ce29">
            <text:p>V_DADOS_PESSOA_PORTAL</text:p>
          </table:table-cell>
          <table:table-cell office:value-type="string" table:style-name="ce5">
            <text:p>Todas as informações de código , nome , e e-mail dos funcionários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7">
            <text:p>GRZ_FORM_LIBERACOES</text:p>
          </table:table-cell>
          <table:table-cell office:value-type="string" table:style-name="ce30">
            <text:p>EXIBE TODAS AS LIBERAÇÕES DO PORTAL PARA UM USUÁRIO</text:p>
          </table:table-cell>
          <table:table-cell office:value-type="string" table:style-name="ce6">
            <text:p>PORTAL GZT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3">
            <text:p>RHFP1147</text:p>
          </table:table-cell>
          <table:table-cell office:value-type="string" table:style-name="ce5">
            <text:p>PARÂMETROS DA FUNÇÃO DO ADICIONAL DE 1/3 DE FÉRIAS</text:p>
          </table:table-cell>
          <table:table-cell table:style-name="ce6"/>
          <table:table-cell office:value-type="string" table:style-name="ce31">
            <text:p>PARAMOS NA TABELA RHRT0030</text:p>
          </table:table-cell>
          <table:table-cell table:number-columns-repeated="16380"/>
        </table:table-row>
        <table:table-row table:style-name="ro11">
          <table:table-cell office:value-type="string" table:style-name="ce25">
            <text:p>select distinct cod_unidade, nome_organograma from v_Dados_pessoa</text:p>
            <text:p>where cod_unidade &gt;= '650'</text:p>
            <text:p>and cod_unidade &lt;= 900</text:p>
          </table:table-cell>
          <table:table-cell office:value-type="string" table:style-name="ce5">
            <text:p>CUSTO CONTÁBIL E NOME DO ORGANOGRAMA – TODA ADMINISTRAÇÃO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23">
            <text:p>V_DADOS_PESSOA_BIBLIOTECA</text:p>
          </table:table-cell>
          <table:table-cell office:value-type="string" table:style-name="ce32">
            <text:p>COD_CONTRATO , NOME DA PESSOA, NOME, SOBRENOME, DATA NASCIMENTO, Email, Organograma, edição- edicao – cod_unidade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13">
            <text:p>RHWW0040</text:p>
          </table:table-cell>
          <table:table-cell office:value-type="string" table:style-name="ce5">
            <text:p>NOME DE CADA FORMS – DATASYS (SOMENTE WORKFLOW)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13">
            <text:p>RHFP0700</text:p>
          </table:table-cell>
          <table:table-cell office:value-type="string" table:style-name="ce5">
            <text:p>RELATÓRIO DO SISTEMA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8">
            <text:p>RHES0100</text:p>
          </table:table-cell>
          <table:table-cell office:value-type="string" table:style-name="ce5">
            <text:p>CÓDIGO DA RESPOSTA E-SOCIAL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13">
            <text:p>RHES0105</text:p>
          </table:table-cell>
          <table:table-cell office:value-type="string" table:style-name="ce5">
            <text:p>TIPOS DE SITUAÇÕES E-SOCIAL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13">
            <text:p>RHES0107</text:p>
          </table:table-cell>
          <table:table-cell office:value-type="string" table:style-name="ce5">
            <text:p>TABELA DO EVENTO (S-0000) E-SOCIAL E DESCRIÇÃO</text:p>
          </table:table-cell>
          <table:table-cell table:style-name="ce6"/>
          <table:table-cell table:number-columns-repeated="16381" table:style-name="ce1"/>
        </table:table-row>
        <table:table-row table:style-name="ro11">
          <table:table-cell office:value-type="string" table:style-name="ce13">
            <text:p>RHES1030</text:p>
          </table:table-cell>
          <table:table-cell office:value-type="string" table:style-name="ce5">
            <text:p>NOME DO CARGO – COD_CBO DO CARGO – E-SOCIAL</text:p>
          </table:table-cell>
          <table:table-cell office:value-type="string" table:style-name="ce6">
            <text:p>S-1030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25">
            <text:p>RHES1050<text:s/><text:span text:style-name="T2">RHES1051</text:span></text:p>
          </table:table-cell>
          <table:table-cell office:value-type="string" table:style-name="ce5">
            <text:p>CÓDIGO DO HORÁRIO CONTRATUAL – E-SOCIAL</text:p>
          </table:table-cell>
          <table:table-cell office:value-type="string" table:style-name="ce6">
            <text:p>S-1050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3">
            <text:p>RHES1200</text:p>
          </table:table-cell>
          <table:table-cell office:value-type="string" table:style-name="ce5">
            <text:p>REMUNERAÇÃO – E-SOCIAL</text:p>
          </table:table-cell>
          <table:table-cell office:value-type="string" table:style-name="ce6">
            <text:p>S-1200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3">
            <text:p>RHES1201</text:p>
          </table:table-cell>
          <table:table-cell office:value-type="string" table:style-name="ce5">
            <text:p>COD_CATEG – INFORMAÇÕES DO CONTRATO – E-SOCIAL</text:p>
          </table:table-cell>
          <table:table-cell office:value-type="string" table:style-name="ce6">
            <text:p>S-1201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13">
            <text:p>RHES1215</text:p>
          </table:table-cell>
          <table:table-cell office:value-type="string" table:style-name="ce5">
            <text:p>BENEFICIO – E-SOCIAL</text:p>
          </table:table-cell>
          <table:table-cell office:value-type="string" table:style-name="ce6">
            <text:p>S-1215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7">
            <text:p>RHES2200</text:p>
          </table:table-cell>
          <table:table-cell office:value-type="string" table:style-name="ce5">
            <text:p><text:s/>Cadastramento Inicial do Vínculo e Admissão/Ingresso de Trabalhador.</text:p>
          </table:table-cell>
          <table:table-cell office:value-type="string" table:style-name="ce6">
            <text:p>S-2200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7">
            <text:p>SEGE0010</text:p>
          </table:table-cell>
          <table:table-cell office:value-type="string" table:style-name="ce5">
            <text:p>SELEÇÃO DO SISTEMA</text:p>
          </table:table-cell>
          <table:table-cell office:value-type="string" table:style-name="ce6">
            <text:p>seleções do sistema</text:p>
          </table:table-cell>
          <table:table-cell table:number-columns-repeated="16381"/>
        </table:table-row>
        <table:table-row table:style-name="ro11">
          <table:table-cell office:value-type="string" table:style-name="ce25">
            <text:p>SELECT * FROM RHFP0400</text:p>
            <text:p>WHERE NOME_ORGANOGRAMA LIKE '%7588%'</text:p>
          </table:table-cell>
          <table:table-cell office:value-type="string" table:style-name="ce5">
            <text:p>COD_ORG – SFREQ002 – SFREQ003 … TODAS AS SFREQS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23">
            <text:p>SELECT * FROM RHFP0400WHERE NOME_ORGANOGRAMA LIKE '%7007%'</text:p>
          </table:table-cell>
          <table:table-cell office:value-type="string" table:style-name="ce5">
            <text:p>COD_ORG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7">
            <text:p>V_DADOS_PESSOA</text:p>
          </table:table-cell>
          <table:table-cell office:value-type="string" table:style-name="ce5">
            <text:p>TODOS OS DADOS DE TODOS OS COLABORADORES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23">
            <text:p>SELECT * FROM RHFP1026 WHERE COD_VL = 18</text:p>
          </table:table-cell>
          <table:table-cell office:value-type="string" table:style-name="ce5">
            <text:p>CONSULTA VARIÁVEL LIVRE</text:p>
          </table:table-cell>
          <table:table-cell office:value-type="string" table:style-name="ce6">
            <text:p>VARIAVEL</text:p>
          </table:table-cell>
          <table:table-cell table:number-columns-repeated="16381"/>
        </table:table-row>
        <table:table-row table:style-name="ro11">
          <table:table-cell office:value-type="string" table:style-name="ce7">
            <text:p>RHFP0383</text:p>
          </table:table-cell>
          <table:table-cell office:value-type="string" table:style-name="ce5">
            <text:p>TABELA DE PASSAGENS – VALE TRANSPORTE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23">
            <text:p><text:span text:style-name="T5">select</text:span><text:span text:style-name="T4"><text:s/>*<text:s/></text:span><text:span text:style-name="T5">from</text:span><text:span text:style-name="T4"><text:s/>RHRF0130</text:span></text:p>
          </table:table-cell>
          <table:table-cell office:value-type="string" table:style-name="ce5">
            <text:p>DESCONTOS DO REFEITÓRIO – ALMOÇO</text:p>
          </table:table-cell>
          <table:table-cell office:value-type="string" table:style-name="ce6">
            <text:p>REFEITÓRIO</text:p>
          </table:table-cell>
          <table:table-cell table:number-columns-repeated="16381"/>
        </table:table-row>
        <table:table-row table:style-name="ro11">
          <table:table-cell office:value-type="string" table:style-name="ce23">
            <text:p><text:span text:style-name="T5">select</text:span><text:span text:style-name="T4"><text:s/>*<text:s/></text:span><text:span text:style-name="T5">from</text:span><text:span text:style-name="T4"><text:s/>RHRF0120</text:span></text:p>
          </table:table-cell>
          <table:table-cell office:value-type="string" table:style-name="ce5">
            <text:p>DATA DA REFEIÇÃO – ALMOÇO</text:p>
          </table:table-cell>
          <table:table-cell office:value-type="string" table:style-name="ce6">
            <text:p>REFEITÓRIO</text:p>
          </table:table-cell>
          <table:table-cell table:number-columns-repeated="16381"/>
        </table:table-row>
        <table:table-row table:style-name="ro11">
          <table:table-cell office:value-type="string" table:style-name="ce23">
            <text:p>SELECT VS.USERNAME,PES.NOME_PESSOA,VS.PROGRAM, OP.TIPOFROM V$SESSION VS, OPERADOR OP, PESSOA PESWHERE OP.COD_OPERADOR = VS.USERNAME <text:s/>AND OP.COD_PESSOA = PES.COD_PESSOA (+)</text:p>
          </table:table-cell>
          <table:table-cell office:value-type="string" table:style-name="ce5">
            <text:p>USUÁRIOS LOGADOS</text:p>
          </table:table-cell>
          <table:table-cell office:value-type="string" table:style-name="ce33">
            <text:p>SQL USUÁRIOS LOGADOS</text:p>
          </table:table-cell>
          <table:table-cell table:number-columns-repeated="16381"/>
        </table:table-row>
        <table:table-row table:style-name="ro11">
          <table:table-cell office:value-type="string" table:style-name="ce23">
            <text:p>SELECT VS.USERNAME,PES.NOME_PESSOA,VS.PROGRAM, OP.TIPO</text:p>
            <text:p>FROM V$SESSION VS, OPERADOR OP, PESSOA PES</text:p>
            <text:p>WHERE OP.COD_OPERADOR = VS.USERNAME</text:p>
            <text:p>AND OP.COD_PESSOA = PES.COD_PESSOA (+)</text:p>
          </table:table-cell>
          <table:table-cell office:value-type="string" table:style-name="ce5">
            <text:p>USUÁRIOS LOGADOS</text:p>
          </table:table-cell>
          <table:table-cell office:value-type="string" table:style-name="ce33">
            <text:p>SQL USUÁRIOS LOGADOS</text:p>
          </table:table-cell>
          <table:table-cell table:number-columns-repeated="16381"/>
        </table:table-row>
        <table:table-row table:style-name="ro11">
          <table:table-cell office:value-type="string" table:style-name="ce23">
            <text:p>SELECT * FROM RHAD0001where NOME_USUARIO = 'F387692'order by 1 desc</text:p>
          </table:table-cell>
          <table:table-cell office:value-type="string" table:style-name="ce5">
            <text:p>REGISTRO DE TODOS OS ACESSOS DO FUNCIONÁRIO NO SISTEMA</text:p>
          </table:table-cell>
          <table:table-cell office:value-type="string" table:style-name="ce6">
            <text:p>Fpad004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RHRS0100</text:p>
          </table:table-cell>
          <table:table-cell office:value-type="string" table:style-name="ce5">
            <text:p>CANDIDATOS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7">
            <text:p>DIGE0041 e DIGE0042</text:p>
          </table:table-cell>
          <table:table-cell office:value-type="string" table:style-name="ce5">
            <text:p>SQL DAS CONSULTAS</text:p>
          </table:table-cell>
          <table:table-cell office:value-type="string" table:style-name="ce6">
            <text:p>SQL – CONSULT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29</text:p>
          </table:table-cell>
          <table:table-cell office:value-type="string" table:style-name="ce5">
            <text:p>TODAS AS OCORRÊNCIAS – SEQUENCIA – CÁLCULO</text:p>
          </table:table-cell>
          <table:table-cell office:value-type="string" table:style-name="ce33">
            <text:p>MANUTENÇÃO DE OCORRÊNCIA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28</text:p>
          </table:table-cell>
          <table:table-cell office:value-type="string" table:style-name="ce5">
            <text:p>TODAS AS OCORRÊNCIAS – SEQUENCIA – CÁLCULO</text:p>
          </table:table-cell>
          <table:table-cell office:value-type="string" table:style-name="ce33">
            <text:p>OCORRENCIA DIARI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26</text:p>
          </table:table-cell>
          <table:table-cell office:value-type="string" table:style-name="ce5">
            <text:p>TODAS AS OCORRÊNCIAS – SEQUENCIA – CÁLCULO</text:p>
          </table:table-cell>
          <table:table-cell office:value-type="string" table:style-name="ce33">
            <text:p>PARAMETROS DA FUNÇÃO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23</text:p>
          </table:table-cell>
          <table:table-cell office:value-type="string" table:style-name="ce5">
            <text:p>TODAS AS OCORRÊNCIAS – SEQUENCIA – CÁLCULO</text:p>
          </table:table-cell>
          <table:table-cell office:value-type="string" table:style-name="ce33">
            <text:p>VALOR GERADO DA OCORRENCIA DIARI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32</text:p>
          </table:table-cell>
          <table:table-cell office:value-type="string" table:style-name="ce5">
            <text:p>CRACHÁS TEMPORARIOS</text:p>
          </table:table-cell>
          <table:table-cell office:value-type="string" table:style-name="ce33">
            <text:p>CRACHÁ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34</text:p>
          </table:table-cell>
          <table:table-cell office:value-type="string" table:style-name="ce5">
            <text:p>OCORRÊNCIAS PROGRAMADAS</text:p>
          </table:table-cell>
          <table:table-cell office:value-type="string" table:style-name="ce33">
            <text:p>OCORRÊNCIA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38</text:p>
          </table:table-cell>
          <table:table-cell office:value-type="string" table:style-name="ce5">
            <text:p>MOTIVO DA GERAÇÃO DA OCORRÊNCIA</text:p>
          </table:table-cell>
          <table:table-cell office:value-type="string" table:style-name="ce33">
            <text:p>OCORRÊNCIA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39</text:p>
          </table:table-cell>
          <table:table-cell office:value-type="string" table:style-name="ce5">
            <text:p>CLASSE DA GERAÇÃO DA OCORRÊNCIA</text:p>
          </table:table-cell>
          <table:table-cell office:value-type="string" table:style-name="ce33">
            <text:p>OCORRÊNCIA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<text:s/>USER_TABLES</text:p>
          </table:table-cell>
          <table:table-cell office:value-type="string" table:style-name="ce5">
            <text:p>TODOS OS TURNOS – ENTRADA E SAIDA</text:p>
          </table:table-cell>
          <table:table-cell office:value-type="string" table:style-name="ce33">
            <text:p>TURNO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WF0406</text:p>
          </table:table-cell>
          <table:table-cell office:value-type="string" table:style-name="ce5">
            <text:p>TODOS OS DESTINATÁRIOS DOS PROCESSOS AUTOMÁTICOS</text:p>
          </table:table-cell>
          <table:table-cell office:value-type="string" table:style-name="ce33">
            <text:p>PROCESSOS AUTOMÁTICO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WF0405</text:p>
          </table:table-cell>
          <table:table-cell office:value-type="string" table:style-name="ce5">
            <text:p>TODOS OS PROCESSOS AUTOMÁTICOS CADASTRADOS</text:p>
          </table:table-cell>
          <table:table-cell office:value-type="string" table:style-name="ce33">
            <text:p>PROCESSOS AUTOMÁTICO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WF0010</text:p>
          </table:table-cell>
          <table:table-cell office:value-type="string" table:style-name="ce5">
            <text:p>CONTA DO STARHMAIL PARA DISPARO DE EMAILS</text:p>
          </table:table-cell>
          <table:table-cell table:style-name="ce33"/>
          <table:table-cell table:number-columns-repeated="16381"/>
        </table:table-row>
        <table:table-row table:style-name="ro12">
          <table:table-cell office:value-type="string" table:style-name="ce7">
            <text:p>RHFP0100</text:p>
          </table:table-cell>
          <table:table-cell office:value-type="string" table:style-name="ce5">
            <text:p>CAUSAS DE AFASTAMENTOS</text:p>
          </table:table-cell>
          <table:table-cell office:value-type="string" table:style-name="ce6">
            <text:p>Fpb0110</text:p>
          </table:table-cell>
          <table:table-cell table:number-columns-repeated="16381"/>
        </table:table-row>
        <table:table-row table:style-name="ro12">
          <table:table-cell office:value-type="string" table:style-name="ce13">
            <text:p>DIGE0020</text:p>
          </table:table-cell>
          <table:table-cell office:value-type="string" table:style-name="ce5">
            <text:p>NOME DOS CAMPOS DA SELEÇÃO – SELEÇÃO DO USUÁRIO – FILTROS</text:p>
          </table:table-cell>
          <table:table-cell office:value-type="string" table:style-name="ce6">
            <text:p>FILTRO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FREQPA_06_2021</text:p>
          </table:table-cell>
          <table:table-cell office:value-type="string" table:style-name="ce5">
            <text:p>EXIBE TODAS AS LOJAS DA FREQPA EXISTENTES ATÉ O MÊS 06/2021</text:p>
          </table:table-cell>
          <table:table-cell office:value-type="string" table:style-name="ce33">
            <text:p>FREQP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<text:span text:style-name="T5">SELECT</text:span><text:span text:style-name="T4"><text:s/>*<text:s/></text:span><text:span text:style-name="T5">FROM</text:span><text:span text:style-name="T4"><text:s/>RHAF1128</text:span></text:p>
          </table:table-cell>
          <table:table-cell office:value-type="string" table:style-name="ce5">
            <text:p>CONSULTA TODA A REGRA DAS OCORRÊNCIAS DIÁRIAS</text:p>
          </table:table-cell>
          <table:table-cell office:value-type="string" table:style-name="ce9">
            <text:p>OCORRÊNCIAS DIÁRIAS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FP0298</text:p>
          </table:table-cell>
          <table:table-cell office:value-type="string" table:style-name="ce5">
            <text:p>HISTÓRICO DE ALTERAÇÕES DOS DADOS PESSOAIS</text:p>
          </table:table-cell>
          <table:table-cell office:value-type="string" table:style-name="ce33">
            <text:p>DADOS PESSOAIS – HISTÓRICO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10</text:p>
          </table:table-cell>
          <table:table-cell office:value-type="string" table:style-name="ce5">
            <text:p>EXIBE TODOS OS PERFIS CADASTRADOS – USUÁRIOS E SENHA –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20</text:p>
          </table:table-cell>
          <table:table-cell office:value-type="string" table:style-name="ce5">
            <text:p>PERMISSÃO DE ACESSO AOS MÓDULOS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30</text:p>
          </table:table-cell>
          <table:table-cell office:value-type="string" table:style-name="ce5">
            <text:p>PERMISSÃO DE ACESSO AS EMPRESAS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50</text:p>
          </table:table-cell>
          <table:table-cell office:value-type="string" table:style-name="ce5">
            <text:p>PERMISSÃO DE ACESSO AOS RELATÓRIOS DO SISTEMA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60</text:p>
          </table:table-cell>
          <table:table-cell office:value-type="string" table:style-name="ce5">
            <text:p>PERMISSÃO DE ACESSO AOS RELATÓRIOS DO GERADOR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65</text:p>
          </table:table-cell>
          <table:table-cell office:value-type="string" table:style-name="ce5">
            <text:p>PERMISSÃO DE ACESSO AO GERADOR DE ARQUIVO DO SISTEMA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70</text:p>
          </table:table-cell>
          <table:table-cell office:value-type="string" table:style-name="ce5">
            <text:p>PERMISSÃO DE ACESSO AO GERADOR DE ARQUIVO DO GERADOR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80</text:p>
          </table:table-cell>
          <table:table-cell office:value-type="string" table:style-name="ce5">
            <text:p>PERMISSÃO DE ACESSO AS SELEÇÕES DO USUÁRIO – PERFIL DE OP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US0090</text:p>
          </table:table-cell>
          <table:table-cell office:value-type="string" table:style-name="ce5">
            <text:p>TERMOS DE CONSENTIMENTOS – ROTINAS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ARQGER</text:p>
          </table:table-cell>
          <table:table-cell office:value-type="string" table:style-name="ce5">
            <text:p>ACESSO AS PERMISSÕES DE ARQUIVOS DO G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MENU</text:p>
          </table:table-cell>
          <table:table-cell office:value-type="string" table:style-name="ce5">
            <text:p>EXIBE TODOS AS TELAS – MENUS DA FOLHA</text:p>
          </table:table-cell>
          <table:table-cell office:value-type="string" table:style-name="ce6">
            <text:p>PESQUISA TEL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ERMENU</text:p>
          </table:table-cell>
          <table:table-cell office:value-type="string" table:style-name="ce5">
            <text:p>TODAS AS PERMISSÕES DE MENUS DA FOLHA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RELGER</text:p>
          </table:table-cell>
          <table:table-cell office:value-type="string" table:style-name="ce5">
            <text:p>ACESSO AS PERMISSÕES DE RELATÓRIOS DO GERADOR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RELSIS</text:p>
          </table:table-cell>
          <table:table-cell office:value-type="string" table:style-name="ce5">
            <text:p>ACESSO AS PERMISSÕES DE RELATÓRIOS DO SISTEMA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ARQSIS</text:p>
          </table:table-cell>
          <table:table-cell office:value-type="string" table:style-name="ce5">
            <text:p>ACESSO AS PERMISSÕES DE ARQUIVOS DO SISTEMA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ERSEL</text:p>
          </table:table-cell>
          <table:table-cell office:value-type="string" table:style-name="ce5">
            <text:p>ACESSO AS PERMISSÕES DE SELEÇÕES DO SISTEMA E USUÁRIO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OPSENHA</text:p>
          </table:table-cell>
          <table:table-cell office:value-type="string" table:style-name="ce5">
            <text:p>CONTROLE DE SENHAS DE OPERADORES DA FOLHA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FP0906</text:p>
          </table:table-cell>
          <table:table-cell office:value-type="string" table:style-name="ce5">
            <text:p>EXIBE AS SESSÕES DE ACESSO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FP0907</text:p>
          </table:table-cell>
          <table:table-cell office:value-type="string" table:style-name="ce5">
            <text:p>MENUS DE ACESSO REALIZADOS PELO OPERADOR – TODOS OS ACESSOS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D0050</text:p>
          </table:table-cell>
          <table:table-cell office:value-type="string" table:style-name="ce5">
            <text:p>MENUS DE ACESSO REALIZADOS PELO OPERADOR – TODOS OS ACESSOS</text:p>
          </table:table-cell>
          <table:table-cell office:value-type="string" table:style-name="ce6">
            <text:p>USUÁRIOS E SENHA</text:p>
          </table:table-cell>
          <table:table-cell table:number-columns-repeated="16381"/>
        </table:table-row>
        <table:table-row table:style-name="ro12">
          <table:table-cell office:value-type="string" table:style-name="ce13">
            <text:p>OPERORG</text:p>
          </table:table-cell>
          <table:table-cell office:value-type="string" table:style-name="ce5">
            <text:p>EXIBE O ORGANOGRAMA DOS OPERADORES – SUPERIOR IMEDIATO</text:p>
          </table:table-cell>
          <table:table-cell office:value-type="string" table:style-name="ce33">
            <text:p>SUPERIOR IMEDIATO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AF1130</text:p>
          </table:table-cell>
          <table:table-cell office:value-type="string" table:style-name="ce5">
            <text:p>COLETORES DO PONTO – TODOS OS COLETORES</text:p>
          </table:table-cell>
          <table:table-cell office:value-type="string" table:style-name="ce6">
            <text:p>PONTO – REP</text:p>
          </table:table-cell>
          <table:table-cell table:number-columns-repeated="16381"/>
        </table:table-row>
        <table:table-row table:style-name="ro12">
          <table:table-cell office:value-type="string" table:style-name="ce7">
            <text:p>RHWW0060</text:p>
          </table:table-cell>
          <table:table-cell office:value-type="string" table:style-name="ce5">
            <text:p>TIPOS DE SOLICITAÇÕES NA WEB CENTER – RH VIRTUAL</text:p>
          </table:table-cell>
          <table:table-cell office:value-type="string" table:style-name="ce6">
            <text:p>DATASYS WEB</text:p>
          </table:table-cell>
          <table:table-cell table:number-columns-repeated="16381"/>
        </table:table-row>
        <table:table-row table:style-name="ro12">
          <table:table-cell office:value-type="string" table:style-name="ce13">
            <text:p>RHFP0307</text:p>
          </table:table-cell>
          <table:table-cell office:value-type="string" table:style-name="ce5">
            <text:p>CARGA HORARIA DO CONTRATO</text:p>
          </table:table-cell>
          <table:table-cell office:value-type="string" table:style-name="ce6">
            <text:p>CARGA HORARIA</text:p>
          </table:table-cell>
          <table:table-cell table:number-columns-repeated="16381"/>
        </table:table-row>
        <table:table-row table:style-name="ro12">
          <table:table-cell office:value-type="string" table:style-name="ce13">
            <text:p>RHMG0115</text:p>
          </table:table-cell>
          <table:table-cell office:value-type="string" table:style-name="ce5">
            <text:p>TELA DE INDICADORES – TODOS OS INDICADORES</text:p>
          </table:table-cell>
          <table:table-cell office:value-type="string" table:style-name="ce6">
            <text:p>Fpmg0100n</text:p>
          </table:table-cell>
          <table:table-cell table:number-columns-repeated="16381"/>
        </table:table-row>
        <table:table-row table:style-name="ro12">
          <table:table-cell office:value-type="string" table:style-name="ce13">
            <text:p>RHMG0100</text:p>
          </table:table-cell>
          <table:table-cell office:value-type="string" table:style-name="ce5">
            <text:p>MANUTENÇÃO DE PROGRAMAS PARA OS INDICADORES</text:p>
          </table:table-cell>
          <table:table-cell office:value-type="string" table:style-name="ce6">
            <text:p>Fpmg0006</text:p>
          </table:table-cell>
          <table:table-cell table:number-columns-repeated="16381"/>
        </table:table-row>
        <table:table-row table:style-name="ro5">
          <table:table-cell office:value-type="string" table:style-name="ce13">
            <text:p>RHFP0600</text:p>
          </table:table-cell>
          <table:table-cell office:value-type="string" table:style-name="ce5">
            <text:p>TODAS AS TABELAS SALARIAIS</text:p>
          </table:table-cell>
          <table:table-cell office:value-type="string" table:style-name="ce6">
            <text:p>TABELA SALARIAL</text:p>
          </table:table-cell>
          <table:table-cell table:number-columns-repeated="16381"/>
        </table:table-row>
        <table:table-row table:style-name="ro13">
          <table:table-cell office:value-type="string" table:style-name="ce23">
            <text:p>select * from dba_userswhere account_status <text:s/>LIKE '%EXPIRED%'AND TRUNC(EXPIRY_DATE) = '23/09/2021'</text:p>
          </table:table-cell>
          <table:table-cell office:value-type="string" table:style-name="ce5">
            <text:p>USUÁRIOS COM SENHA A EXPIRAR – BANCO DE DADOS</text:p>
          </table:table-cell>
          <table:table-cell office:value-type="string" table:style-name="ce34">
            <text:p>EXPIRY_DATE</text:p>
          </table:table-cell>
          <table:table-cell table:number-columns-repeated="16381"/>
        </table:table-row>
        <table:table-row table:style-name="ro13">
          <table:table-cell office:value-type="string" table:style-name="ce23">
            <text:p>select * from dba_userswhere account_status like '%EXPIRED%'</text:p>
          </table:table-cell>
          <table:table-cell office:value-type="string" table:style-name="ce5">
            <text:p>CONTAS DE USUÁRIOS COM DATA DE EXPIRAÇÃO</text:p>
          </table:table-cell>
          <table:table-cell office:value-type="string" table:style-name="ce34">
            <text:p>EXPIRY_DATE</text:p>
          </table:table-cell>
          <table:table-cell table:number-columns-repeated="16381"/>
        </table:table-row>
        <table:table-row table:style-name="ro13">
          <table:table-cell office:value-type="string" table:style-name="ce25">
            <text:p>select table_name from user_constraints</text:p>
            <text:p>where constraint_name like '%PSREPRES_PSPES_FK%';</text:p>
          </table:table-cell>
          <table:table-cell office:value-type="string" table:style-name="ce5">
            <text:p><text:span text:style-name="T3">CONSULTA A CHAVE PRIMARIA DA TABELA<text:s/></text:span>(PRIMARY KEY)DE UM ERRO</text:p>
          </table:table-cell>
          <table:table-cell office:value-type="string" table:style-name="ce6">
            <text:p>pFuncLoader</text:p>
          </table:table-cell>
          <table:table-cell table:number-columns-repeated="16381"/>
        </table:table-row>
        <table:table-row table:style-name="ro12">
          <table:table-cell office:value-type="string" table:style-name="ce13">
            <text:p>RHFP0402</text:p>
          </table:table-cell>
          <table:table-cell office:value-type="string" table:style-name="ce5">
            <text:p>NÍVEL DE EDIÇÃO CONTÁBIL</text:p>
          </table:table-cell>
          <table:table-cell office:value-type="string" table:style-name="ce33">
            <text:p>EDIÇÃO – ORGANOGRAMA – FILIAL – COD_ORG</text:p>
          </table:table-cell>
          <table:table-cell table:number-columns-repeated="16381"/>
        </table:table-row>
        <table:table-row table:style-name="ro5">
          <table:table-cell office:value-type="string" table:style-name="ce13">
            <text:p>RHFP1006</text:p>
          </table:table-cell>
          <table:table-cell office:value-type="string" table:style-name="ce5">
            <text:p>RESULTADO DE CÁLCULO</text:p>
          </table:table-cell>
          <table:table-cell office:value-type="string" table:style-name="ce6">
            <text:p>CONSULTA FINANCEIRO</text:p>
          </table:table-cell>
          <table:table-cell table:number-columns-repeated="16381"/>
        </table:table-row>
        <table:table-row table:style-name="ro5">
          <table:table-cell office:value-type="string" table:style-name="ce13">
            <text:p>RHFP0327</text:p>
          </table:table-cell>
          <table:table-cell office:value-type="string" table:style-name="ce5">
            <text:p>EXIBE AS INFORMAÇÕES DAS FÉRIAS DE TODOS OS COLABORADORES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FP0300</text:p>
          </table:table-cell>
          <table:table-cell office:value-type="string" table:style-name="ce5">
            <text:p>EXIBE AS INFORMAÇÕES DO CONTRATO DE TODOS OS COLABORADORES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ESTAT_24_01_2022_1</text:p>
          </table:table-cell>
          <table:table-cell office:value-type="string" table:style-name="ce5">
            <text:p>MESES DE CONTRATO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MS0800</text:p>
          </table:table-cell>
          <table:table-cell office:value-type="string" table:style-name="ce5">
            <text:p>ASSUNTOS DE REUNIÕES - MEDICINA E SEGURANÇA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AF1130</text:p>
          </table:table-cell>
          <table:table-cell office:value-type="string" table:style-name="ce5">
            <text:p>TABELA QUE MOSTRA O CAMINHO QUE É SALVO O ARQUIVO AFD DE IMPORTAÇÃO DE HORARIOS DAS LOJAS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WW0010</text:p>
          </table:table-cell>
          <table:table-cell office:value-type="string" table:style-name="ce5">
            <text:p>PARÂMETROS DO WORKFLOW - USUÁRIOS E SENHAS = MANUTENÇÃO DE PARÂMETROS DO WEBCENTER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WW0050</text:p>
          </table:table-cell>
          <table:table-cell office:value-type="string" table:style-name="ce5">
            <text:p>LOG DE ALTERAÇÕES DE SENHA DA WEBCENTER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WW0052</text:p>
          </table:table-cell>
          <table:table-cell office:value-type="string" table:style-name="ce5">
            <text:p>CERTIFICADOS DIGITAIS DA WEBCENTER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WW0020</text:p>
          </table:table-cell>
          <table:table-cell office:value-type="string" table:style-name="ce5">
            <text:p>LINKS DOS MANUAIS DA WEBCENTER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WW0040</text:p>
          </table:table-cell>
          <table:table-cell office:value-type="string" table:style-name="ce5">
            <text:p>MÓDULOS DO FORMS NA WEBENTER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FP0812</text:p>
          </table:table-cell>
          <table:table-cell office:value-type="string" table:style-name="ce5">
            <text:p>TABELAS DE ATS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FP0398</text:p>
          </table:table-cell>
          <table:table-cell office:value-type="string" table:style-name="ce5">
            <text:p>ÁREAS DAS REDES = 10, 30, 40, 50, 70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13">
            <text:p>RHUT0010</text:p>
          </table:table-cell>
          <table:table-cell office:value-type="string" table:style-name="ce5">
            <text:p>TABELA QUE ARMAZENA DIVERSOS SELECTS E ALGUNS UPDATES DE INFORMAÇÕES DA FOLHA</text:p>
          </table:table-cell>
          <table:table-cell table:style-name="ce6"/>
          <table:table-cell table:number-columns-repeated="16381"/>
        </table:table-row>
        <table:table-row table:number-rows-repeated="142" table:style-name="ro5">
          <table:table-cell table:style-name="ce13"/>
          <table:table-cell table:style-name="ce5"/>
          <table:table-cell table:style-name="ce6"/>
          <table:table-cell table:number-columns-repeated="16381"/>
        </table:table-row>
        <table:table-row table:number-rows-repeated="37" table:style-name="ro5">
          <table:table-cell table:style-name="ce35"/>
          <table:table-cell table:style-name="ce5"/>
          <table:table-cell table:style-name="ce6"/>
          <table:table-cell table:number-columns-repeated="16381"/>
        </table:table-row>
        <table:table-row table:number-rows-repeated="104" table:style-name="ro5">
          <table:table-cell table:style-name="ce35"/>
          <table:table-cell table:style-name="ce16"/>
          <table:table-cell table:style-name="ce6"/>
          <table:table-cell table:number-columns-repeated="16381"/>
        </table:table-row>
        <table:table-row table:number-rows-repeated="1047850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DUARDO ANDRÉ PEDRO</meta:initial-creator>
    <dc:creator>EDUARDO ANDRÉ PEDRO</dc:creator>
    <meta:creation-date>2020-10-28T10:59:13Z</meta:creation-date>
    <dc:date>2023-03-15T18:04:42Z</dc:date>
    <meta:editing-cycles>144</meta:editing-cycles>
    <meta:editing-duration>PT1493040S</meta:editing-duration>
  </office:meta>
</office:document-meta>
</file>